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G ゴシックB Sun" svg:font-family="'HG ゴシックB Sun'" style:font-family-generic="modern" style:font-pitch="fixed"/>
    <style:font-face style:name="ＭＳ ゴシック" svg:font-family="'ＭＳ ゴシック'" style:font-adornments="標準"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G 明朝L Sun" svg:font-family="'HG 明朝L 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paragraph-properties fo:text-align="center" style:justify-single-word="false"/>
      <style:text-properties fo:font-size="20pt" fo:font-weight="bold" style:font-size-asian="20pt" style:language-asian="ja" style:country-asian="JP" style:font-weight-asian="bold" style:font-size-complex="20pt" style:font-weight-complex="bold"/>
    </style:style>
    <style:style style:name="P5" style:family="paragraph" style:parent-style-name="Standard">
      <style:paragraph-properties fo:text-align="center" style:justify-single-word="false"/>
      <style:text-properties fo:font-size="15pt" fo:font-weight="normal" style:font-size-asian="15pt" style:language-asian="ja" style:country-asian="JP" style:font-weight-asian="normal" style:font-size-complex="15pt" style:font-weight-complex="normal"/>
    </style:style>
    <style:style style:name="P6" style:family="paragraph" style:parent-style-name="Standard">
      <style:paragraph-properties fo:break-before="page"/>
      <style:text-properties style:language-asian="ja" style:country-asian="JP"/>
    </style:style>
    <style:style style:name="P7" style:family="paragraph" style:parent-style-name="Heading_20_1">
      <style:paragraph-properties fo:break-before="pag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italic" style:language-asian="ja" style:country-asian="JP" style:font-style-asian="italic" style:font-style-complex="italic"/>
    </style:style>
    <style:style style:name="P11" style:family="paragraph" style:parent-style-name="Text_20_body">
      <style:text-properties style:language-asian="ja" style:country-asian="JP"/>
    </style:style>
    <style:style style:name="P12" style:family="paragraph" style:parent-style-name="コードブロック">
      <style:text-properties style:language-asian="ja" style:country-asian="JP"/>
    </style:style>
    <style:style style:name="P13" style:family="paragraph" style:parent-style-name="Standard" style:master-page-name="First_20_Page">
      <style:paragraph-properties style:page-number="auto"/>
      <style:text-properties style:language-asian="ja" style:country-asian="JP"/>
    </style:style>
    <style:style style:name="P14" style:family="paragraph" style:parent-style-name="Heading_20_1" style:master-page-name="本文">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Heading_20_3">
      <style:text-properties style:language-asian="ja" style:country-asian="JP"/>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fo:font-weight="bold" style:language-asian="ja" style:country-asian="JP"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Xhwlay Tutorial</text:p>
      <text:p text:style-name="P5"/>
      <text:p text:style-name="P5">Version 1.1</text:p>
      <text:p text:style-name="P5"/>
      <text:p text:style-name="P5">author: msakamoto-sf@users.sourceforge.net</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Copyright(c) 2007 msakamoto-sf@users.sourceforge.net</text:p>
      <text:p text:style-name="Standard"/>
      <text:p text:style-name="Standard">Licensed under the Apache License, Version 2.0 (the "License");</text:p>
      <text:p text:style-name="Standard">you may not use this file except in compliance with the <text:span text:style-name="T1">License. You</text:span> may obtain a copy of the License at</text:p>
      <text:p text:style-name="Standard"/>
      <text:p text:style-name="Standard"><text:s text:c="4"/>http://www.apache.org/licenses/LICENSE-2.0</text:p>
      <text:p text:style-name="Standard"/>
      <text:p text:style-name="Standard">Unless required by applicable law or agreed to in writing, <text:span text:style-name="T1">software distributed</text:span> under the License is distributed on an "AS IS" BASIS,<text:span text:style-name="T1"> </text:span>WITHOUT WARRANTIES OR CONDITIONS OF ANY KIND, either express or <text:span text:style-name="T1">implied. See</text:span> the License for the specific language governing permissions <text:span text:style-name="T1">and limitations</text:span> under the License.*</text:p>
      <text:p text:style-name="P2"/>
      <text:p text:style-name="P6"/>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15">0. <text:s text:c="2"/>preface<text:tab/>4</text:p>
          <text:p text:style-name="P16">0.A. <text:s text:c="2"/>NOTICE : Xhwlay's version and browsers<text:tab/>4</text:p>
          <text:p text:style-name="P16">0.B. <text:s text:c="2"/>Targeted reader and Ready for tutorial<text:tab/>4</text:p>
          <text:p text:style-name="P17"><text:s text:c="3"/>1st, setup Apache's VirtualHost settings. <text:tab/>4</text:p>
          <text:p text:style-name="P17"><text:s text:c="3"/>2nd, setup your client pc's "host" file.<text:tab/>5</text:p>
          <text:p text:style-name="P17"><text:s text:c="3"/>If you can't modify Apache configurations:<text:tab/>5</text:p>
          <text:p text:style-name="P15">1. <text:s text:c="2"/>Part 1<text:tab/>6</text:p>
          <text:p text:style-name="P16">1.A. <text:s text:c="2"/>Designing your page flow<text:tab/>6</text:p>
          <text:p text:style-name="P17"><text:s text:c="3"/>Page<text:tab/>6</text:p>
          <text:p text:style-name="P17"><text:s text:c="3"/>Event<text:tab/>6</text:p>
          <text:p text:style-name="P17"><text:s text:c="3"/>Guard<text:tab/>7</text:p>
          <text:p text:style-name="P16">1.B. <text:s text:c="2"/>Scratch a Xhwlay application<text:tab/>8</text:p>
          <text:p text:style-name="P17"><text:s text:c="3"/>Embedding page flow<text:tab/>10</text:p>
          <text:p text:style-name="P17"><text:s text:c="3"/>Page Action Skeleton<text:tab/>11</text:p>
          <text:p text:style-name="P17"><text:s text:c="3"/>Event Action Skeleton<text:tab/>12</text:p>
          <text:p text:style-name="P17"><text:s text:c="3"/>Guard Action Skeleton<text:tab/>14</text:p>
          <text:p text:style-name="P17"><text:s text:c="3"/>"View Name" , and preparing skeleton templates.<text:tab/>14</text:p>
          <text:p text:style-name="P18"><text:s text:c="3"/>Modify Page Action<text:tab/>15</text:p>
          <text:p text:style-name="P18"><text:s text:c="3"/>Prepare skeleton HTML template files<text:tab/>16</text:p>
          <text:p text:style-name="P16">1.C. <text:s text:c="2"/>Build a Xhwlay application<text:tab/>16</text:p>
          <text:p text:style-name="P17"><text:s text:c="3"/>"Bookmark"<text:tab/>16</text:p>
          <text:p text:style-name="P17"><text:s text:c="3"/>"Bookmark Container" and "Bookmark Container Id (BCID)"<text:tab/>16</text:p>
          <text:p text:style-name="P17"><text:s text:c="3"/>"HOOK" and "setup", "terminate" hook<text:tab/>17</text:p>
          <text:p text:style-name="P16">1.D. <text:s text:c="2"/>Implement Login/Logout and other features<text:tab/>20</text:p>
          <text:p text:style-name="P17"><text:s text:c="3"/>Login/Logout<text:tab/>20</text:p>
          <text:p text:style-name="P18"><text:s text:c="3"/>Implementing "demo_guard_validateLogin" guard action<text:tab/>20</text:p>
          <text:p text:style-name="P18"><text:s text:c="3"/>Implementing "demo_event_onLogin" event action<text:tab/>22</text:p>
          <text:p text:style-name="P18"><text:s text:c="3"/>Implementing "function demo_event_onLogout" event action<text:tab/>23</text:p>
          <text:p text:style-name="P17"><text:s text:c="3"/>Implement remaining features<text:tab/>23</text:p>
          <text:p text:style-name="P18"><text:soft-page-break/><text:s text:c="3"/>demo_page_main()<text:tab/>23</text:p>
          <text:p text:style-name="P18"><text:s text:c="3"/>templates/login_main.html<text:tab/>24</text:p>
          <text:p text:style-name="P17"><text:s text:c="3"/>Access Test<text:tab/>24</text:p>
          <text:p text:style-name="P16">1.E. <text:s text:c="2"/>Next tutorial<text:tab/>25</text:p>
          <text:p text:style-name="P15">2. <text:s text:c="2"/>Part 2<text:tab/>26</text:p>
          <text:p text:style-name="P16">2.A. <text:s text:c="2"/>Designing your page flow<text:tab/>26</text:p>
          <text:p text:style-name="P16">2.B. <text:s text:c="2"/>Scratch a Xhwlay application<text:tab/>27</text:p>
          <text:p text:style-name="P17"><text:s text:c="3"/>Event action of Wizard application example<text:tab/>32</text:p>
          <text:p text:style-name="P17"><text:s text:c="3"/>demo_hook_setup_session() and template html's little changes<text:tab/>33</text:p>
          <text:p text:style-name="P16">2.C. <text:s text:c="2"/>Build a Xhwlay application<text:tab/>34</text:p>
          <text:p text:style-name="P17"><text:s text:c="3"/>Implementing page actions<text:tab/>34</text:p>
          <text:p text:style-name="P17"><text:s text:c="3"/>Against "Reload" problem.<text:tab/>34</text:p>
          <text:p text:style-name="P16">2.D. <text:s text:c="2"/>Appendix : login/logout combination.<text:tab/>36</text:p>
          <text:p text:style-name="P16">2.E. <text:s text:c="2"/>Next tutorial <text:tab/>37</text:p>
          <text:p text:style-name="P15">3. <text:s text:c="2"/>Part 3<text:tab/>38</text:p>
          <text:p text:style-name="P16">3.A. <text:s text:c="2"/>Typical mechanism of "Action-page mapping" application<text:tab/>38</text:p>
          <text:p text:style-name="P16">3.B. <text:s text:c="2"/>Designing your page flow<text:tab/>38</text:p>
          <text:p text:style-name="P16">3.C. <text:s text:c="2"/>Scratch a Xhwlay application<text:tab/>39</text:p>
          <text:p text:style-name="P17"><text:s text:c="3"/>Barrier actions<text:tab/>44</text:p>
          <text:p text:style-name="P16">3.D. <text:s text:c="2"/>"Bookmark-OFF" mode page flow<text:tab/>45</text:p>
          <text:p text:style-name="P16">3.E. <text:s text:c="2"/>Loading Custom Class at runtime<text:tab/>45</text:p>
          <text:p text:style-name="P16">3.F. <text:s text:c="2"/>End of tutorial<text:tab/>49</text:p>
        </text:index-body>
      </text:table-of-content>
      <text:p text:style-name="P2"/>
      <text:p text:style-name="P2"/>
      <text:p text:style-name="P2">2007/10/09 : Version1.0 created</text:p>
      <text:p text:style-name="P2">2008/02/14 : Version 1.1 created</text:p>
      <text:p text:style-name="Standard"/>
      <text:p text:style-name="Text_20_body"/>
      <text:h text:style-name="P14" text:outline-level="1">preface</text:h>
      <text:p text:style-name="Text_20_body"/>
      <text:p text:style-name="Text_20_body">This tutorial consist of <text:span text:style-name="T1">3</text:span> parts.</text:p>
      <text:p text:style-name="Text_20_body">Part1: making simple login/logout page flow.</text:p>
      <text:p text:style-name="Text_20_body"><text:span text:style-name="T1">Part2</text:span>: making simple wizard page flow.</text:p>
      <text:p text:style-name="Text_20_body">Part3: making page-action mapping oriented page flow and stateless pages.</text:p>
      <text:p text:style-name="Text_20_body"/>
      <text:p text:style-name="Text_20_body">The source codes shown in this tutorial are all included in Xhwlay. see "sample" directory in Xhwlay archive.</text:p>
      <text:p text:style-name="Text_20_body">Before you go to Part1, please read following section and setup your tutorial environment.</text:p>
      <text:p text:style-name="Text_20_body"/>
      <text:h text:style-name="Heading_20_2" text:outline-level="2">NOTICE : Xhwlay's version and browsers</text:h>
      <text:p text:style-name="Text_20_body"/>
      <text:p text:style-name="P11">By developer(msakamto-sf)'s <text:s/>mistaken, 0.9.0's sample code include "&lt;button&gt;" tags which doesn't work at Internet Explorer correctly. Please use any other browsers if you confirm behaviour of sample code in Xhwlay-0.9.0.</text:p>
      <text:p text:style-name="P11">This problem was fixed in Xhwlay-0.9.1, and this document was updated too (See Part 2)</text:p>
      <text:p text:style-name="Text_20_body"/>
      <text:h text:style-name="Heading_20_2" text:outline-level="2"><text:span text:style-name="T1">Targeted reader and </text:span>Ready for tutorial</text:h>
      <text:p text:style-name="Text_20_body"/>
      <text:p text:style-name="Text_20_body">Are you familiar with Apache and PHP Web application ?<text:span text:style-name="T1"> </text:span>If you were not, you should make a trip around beginner documents for PHP and Apache Web application.</text:p>
      <text:p text:style-name="Text_20_body">This tutorial assumes you to be familiar with creating PHP web application in Apache Web Server.</text:p>
      <text:p text:style-name="Text_20_body"/>
      <text:h text:style-name="Heading_20_3" text:outline-level="3">1st, setup Apache's VirtualHost settings. </text:h>
      <text:p text:style-name="Text_20_body"/>
      <text:p text:style-name="Text_20_body">In this tutorial, we use <text:span text:style-name="Source_20_Text">"http://xhwlay-tutorial/"</text:span> as script's top <text:span text:style-name="T1">url. So</text:span> we setup VirtualHost settings like below:</text:p>
      <text:p text:style-name="コードブロック">NameVirtualHost *:80</text:p>
      <text:p text:style-name="コードブロック">&lt;VirtualHost *:80&gt;</text:p>
      <text:p text:style-name="コードブロック">ServerName Xhwlay-tutorial</text:p>
      <text:p text:style-name="コードブロック">DocumentRoot /your/Xhwlay/tutorial/path</text:p>
      <text:p text:style-name="コードブロック"><text:soft-page-break/>&lt;/VirtualHost&gt;</text:p>
      <text:p text:style-name="Text_20_body">(assumed that your server has been already setup Apache and PHP.)</text:p>
      <text:p text:style-name="Text_20_body">See also Apache's VirtualHost Documentation: http://httpd.apache.org/docs/2.0/vhosts/</text:p>
      <text:p text:style-name="Text_20_body"/>
      <text:h text:style-name="Heading_20_3" text:outline-level="3">2nd, setup your client pc's "host" file.</text:h>
      <text:p text:style-name="Text_20_body"/>
      <text:p text:style-name="Text_20_body">Add "Xhwlay-tutorial" host entry to your client pc's host file<text:span text:style-name="T1"> like below line.</text:span></text:p>
      <text:p text:style-name="コードブロック"><text:s/>192.168.0.1 Xhwlay-tutorial<text:span text:style-name="T1"> <text:s text:c="2"/># 192.168.0.1 is your server's ip address.</text:span></text:p>
      <text:p text:style-name="Text_20_body">Where's host file ? Typically host file is :</text:p>
      <text:p text:style-name="Text_20_body"/>
      <text:p text:style-name="Text_20_body">- Windows XP :</text:p>
      <text:p text:style-name="Text_20_body">C:\WINDOWS\system32\drivers\etc\host</text:p>
      <text:p text:style-name="Text_20_body"/>
      <text:p text:style-name="Text_20_body">- UNIX, Linux :</text:p>
      <text:p text:style-name="Text_20_body">/etc/host</text:p>
      <text:p text:style-name="Text_20_body"/>
      <text:p text:style-name="Text_20_body">Or ask your system administrators.</text:p>
      <text:p text:style-name="Text_20_body"/>
      <text:h text:style-name="Heading_20_3" text:outline-level="3">If you can't modify Apache configurations:</text:h>
      <text:p text:style-name="Text_20_body"/>
      <text:p text:style-name="Text_20_body">Don't worry. just replace <text:span text:style-name="Source_20_Text">"http://xhwlay-tutorial/"</text:span> url to your own url. </text:p>
      <text:p text:style-name="Text_20_body"/>
      <text:p text:style-name="Text_20_body">Okay, put some html/php file to your tutorial directory, and access from your web browser.</text:p>
      <text:p text:style-name="Text_20_body">If you can see your html/php file, settings is okay.</text:p>
      <text:p text:style-name="Text_20_body"/>
      <text:h text:style-name="P7" text:outline-level="1">Part 1</text:h>
      <text:p text:style-name="Text_20_body"/>
      <text:p text:style-name="Text_20_body">This part describes basic usage of Xhwlay by creating simple login/logout stateful page flow.</text:p>
      <text:p text:style-name="Text_20_body">You can obtain complete source codes and files from "sample" directory of Xhwlay archive.</text:p>
      <text:p text:style-name="Text_20_body">(Notice : complete source includes some codes for combination with wizard application main.php (described in part2).)</text:p>
      <text:p text:style-name="Text_20_body"/>
      <text:h text:style-name="Heading_20_2" text:outline-level="2">Designing your page flow</text:h>
      <text:p text:style-name="Text_20_body"/>
      <text:p text:style-name="Text_20_body">1st, we create <text:span text:style-name="T2">page flow</text:span> of application.</text:p>
      <text:p text:style-name="Text_20_body">By the way, what's the <text:span text:style-name="Source_20_Text"><text:span text:style-name="T2">"page"</text:span></text:span> ? Is it HTML file ?<text:span text:style-name="T1"> </text:span>No. In Xhwlay, the <text:span text:style-name="Source_20_Text"><text:span text:style-name="T2">"page"</text:span></text:span> is the alias of <text:span text:style-name="Source_20_Text"><text:span text:style-name="T2">"state"</text:span></text:span>. Okay, you'll find What <text:span text:style-name="Source_20_Text">"page"</text:span> is, <text:s/>and How to define or use the <text:span text:style-name="Source_20_Text">"page"</text:span>, <text:s/>little by little through this tutorial.</text:p>
      <text:p text:style-name="Text_20_body"/>
      <text:h text:style-name="Heading_20_3" text:outline-level="3">Page</text:h>
      <text:p text:style-name="Text_20_body"/>
      <text:p text:style-name="Text_20_body">Now, we consider login/logout simple application's page flow outline.</text:p>
      <text:p text:style-name="Text_20_body">- <text:span text:style-name="T2">"login" page</text:span> : This page will show login screen including "username" and "password" input form and submit button.</text:p>
      <text:p text:style-name="Text_20_body">- <text:span text:style-name="T2">"logout" page</text:span> : This page will show logouted message. This will be shown when client request "logout".</text:p>
      <text:p text:style-name="Text_20_body"/>
      <text:p text:style-name="Text_20_body">Where to go when logined ? so, we add a page which will show "Now you are logined.".</text:p>
      <text:p text:style-name="Text_20_body">- <text:span text:style-name="T2">"main" page</text:span> : This page will show "Now you are logined.".</text:p>
      <text:p text:style-name="Text_20_body"/>
      <text:p text:style-name="Text_20_body">Okay. Next, we define "Start" and "End" point page.</text:p>
      <text:p text:style-name="P8">In Xhwlay, A page flow is compared to A book. A book (page flow) has one "start" page and multiple "end" pages.</text:p>
      <text:p text:style-name="Text_20_body">Now, we define "login" page as start, and "logout" page as end.</text:p>
      <text:p text:style-name="コードブロック"><text:s/>"login" page (start) ----&gt; "main" page ----&gt; "logout" page (end)</text:p>
      <text:p text:style-name="Text_20_body"/>
      <text:h text:style-name="Heading_20_3" text:outline-level="3">Event</text:h>
      <text:p text:style-name="Text_20_body"/>
      <text:p text:style-name="Text_20_body"><text:soft-page-break/>Next we consider events for transit page to page. <text:span text:style-name="Source_20_Text"><text:span text:style-name="T2">"Event"</text:span></text:span> is user request which triggers page transition.</text:p>
      <text:p text:style-name="Text_20_body">In this application, it's obvious that there are two event : "login" and "logout".</text:p>
      <text:p text:style-name="Text_20_body">- <text:span text:style-name="T3">"</text:span><text:span text:style-name="T2">login</text:span><text:span text:style-name="T3">"</text:span><text:span text:style-name="T2"> event</text:span> : If login event occurs at "login" page, check username and password, then go to "main" page if check is <text:span text:style-name="T1">okay. We</text:span> name this event "onLogin".</text:p>
      <text:p text:style-name="Text_20_body">- <text:span text:style-name="T3">"logout" </text:span><text:span text:style-name="T2">event</text:span> : If logout event occurs at "main" page, then goto "logout" <text:span text:style-name="T1">page. We</text:span> name this event "onLogout".</text:p>
      <text:p text:style-name="Text_20_body"/>
      <text:p text:style-name="コードブロック"><text:s text:c="16"/><text:span text:style-name="T1"><text:s text:c="14"/></text:span>"onLogin" event <text:s text:c="5"/>"onLogout" event</text:p>
      <text:p text:style-name="コードブロック"><text:span text:style-name="T1"><text:s text:c="41"/></text:span>| <text:s text:c="16"/>|</text:p>
      <text:p text:style-name="コードブロック"><text:span text:style-name="T1"><text:s text:c="41"/></text:span>| <text:s text:c="16"/>|</text:p>
      <text:p text:style-name="コードブロック"><text:span text:style-name="T1"><text:s text:c="41"/></text:span>V <text:s text:c="16"/>V</text:p>
      <text:p text:style-name="コードブロック"><text:s/>"login" page (start) ---&gt; "main" page ----&gt; "logout" page (end)</text:p>
      <text:p text:style-name="Text_20_body"/>
      <text:h text:style-name="Heading_20_3" text:outline-level="3">Guard</text:h>
      <text:p text:style-name="Text_20_body"/>
      <text:p text:style-name="Text_20_body">At "onLogin" event, we needs to check requested username and password is correct.</text:p>
      <text:p text:style-name="Text_20_body">If correct, application transit to "main" page from "login" page. If not, application must not transit "main" page<text:span text:style-name="T1">, </text:span><text:s/>and rollbacks to "login" page.</text:p>
      <text:p text:style-name="Text_20_body">In Xhwlay (or any other Finite State Machine), these feature is called <text:span text:style-name="T2">"Guard"</text:span>. "Guard" is a gate keeper at transition.</text:p>
      <text:p text:style-name="Text_20_body"/>
      <text:p text:style-name="Text_20_body">Now we define <text:span text:style-name="T2">"validateLogin"</text:span> guard at "onLogin" event.</text:p>
      <text:p text:style-name="Text_20_body"/>
      <text:p text:style-name="P12">"login" page (start)</text:p>
      <text:p text:style-name="P12"><text:s/>↓</text:p>
      <text:p text:style-name="P12">("validateLogin" guard) ← "onLogin" event</text:p>
      <text:p text:style-name="コードブロック"><text:s/><text:span text:style-name="T1">↓</text:span></text:p>
      <text:p text:style-name="コードブロック">"main" page</text:p>
      <text:p text:style-name="コードブロック"><text:s/><text:span text:style-name="T1">↓← "onLogout" event</text:span></text:p>
      <text:p text:style-name="コードブロック">"logout" page (end)</text:p>
      <text:p text:style-name="Text_20_body"/>
      <text:p text:style-name="Text_20_body">Okay. Now we get login/logout application page <text:span text:style-name="T1">flow.</text:span></text:p>
      <text:p text:style-name="Text_20_body"><text:span text:style-name="T1">Next</text:span>, scratch a Xhwlay application script and embed this page flow in it.</text:p>
      <text:p text:style-name="Text_20_body"/>
      <text:h text:style-name="Heading_20_2" text:outline-level="2"><text:soft-page-break/>Scratch a Xhwlay application</text:h>
      <text:p text:style-name="Text_20_body"/>
      <text:p text:style-name="Text_20_body">Now, we make a Xhwlay application script.</text:p>
      <text:p text:style-name="Text_20_body">1st, let's make a skeleton script. Write following code, and save it as<text:span text:style-name="T1"> </text:span><text:span text:style-name="Source_20_Text">"/your/xhwlay/tutorial/path/login.php"</text:span>.</text:p>
      <text:p text:style-name="コードブロック">&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
      <text:p text:style-name="コードブロック">// {{{ requires</text:p>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Serialize.php');</text:p>
      <text:p text:style-name="コードブロック">require_once('Xhwlay/Renderer/Include.php');</text:p>
      <text:p text:style-name="コードブロック">// }}}</text:p>
      <text:p text:style-name="コードブロック">// {{{ Bookmark Container and Page Flow (Story) Configurations</text:p>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configP = array(</text:p>
      <text:p text:style-name="コードブロック"><text:s text:c="4"/>// Yet empty array.</text:p>
      <text:p text:style-name="コードブロック"><text:s text:c="4"/>);</text:p>
      <text:p text:style-name="コードブロック"/>
      <text:p text:style-name="コードブロック">// }}}</text:p>
      <text:p text:style-name="コードブロック">// {{{ main scripts</text:p>
      <text:p text:style-name="コードブロック"/>
      <text:p text:style-name="コードブロック">$renderer =&amp; new Xhwlay_Renderer_Include();</text:p>
      <text:p text:style-name="コードブロック"><text:soft-page-break/>$config =&amp; new Xhwlay_Config_PHPArray($configP);</text:p>
      <text:p text:style-name="コードブロック"/>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echo $runner-&gt;run();</text:p>
      <text:p text:style-name="コードブロック">?&gt;</text:p>
      <text:p text:style-name="Text_20_body"/>
      <text:p text:style-name="Text_20_body">Let's look details.</text:p>
      <text:p text:style-name="Text_20_body"/>
      <text:p text:style-name="P9">requirements:</text:p>
      <text:p text:style-name="Text_20_body">- Xhwlay/Runner.php : Page flow control engine.</text:p>
      <text:p text:style-name="Text_20_body">- Xhwlay/Bookmark/FileStoreContainer.php : Bookmark file store engine (described later).</text:p>
      <text:p text:style-name="Text_20_body">- Xhwlay/Config/PHPArray.php : for defining page flow as php array.</text:p>
      <text:p text:style-name="Text_20_body">- Xhwlay/Renderer/Include.php : Simple php script rendering engine (described later).</text:p>
      <text:p text:style-name="Text_20_body"/>
      <text:p text:style-name="P9">settings:</text:p>
      <text:p text:style-name="Text_20_body">- $bookmarkContainerParams : Bookmark Container configuration. This will be described later.</text:p>
      <text:p text:style-name="Text_20_body">- $configP : Page Flow configuration. This will be implemented later.</text:p>
      <text:p text:style-name="Text_20_body"/>
      <text:p text:style-name="P9">main scripts:</text:p>
      <text:p text:style-name="コードブロック">$renderer =&amp; new Xhwlay_Renderer_Include();</text:p>
      <text:p text:style-name="コードブロック">$config =&amp; new Xhwlay_Config_PHPArray($configP);</text:p>
      <text:p text:style-name="Text_20_body">Create renderer instance and config instance. Config instance is initialized with empty page flow configuration array.</text:p>
      <text:p text:style-name="Text_20_body"/>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Text_20_body"><text:soft-page-break/>Create Xhwlay_Runner instance.</text:p>
      <text:p text:style-name="Text_20_body">Next, BookmarkContainer class name and its constructor parameters are set. (Described later.)</text:p>
      <text:p text:style-name="Text_20_body">Then, renderer and config instance are set.</text:p>
      <text:p text:style-name="Text_20_body"/>
      <text:p text:style-name="コードブロック">echo $runner-&gt;run();</text:p>
      <text:p text:style-name="Text_20_body">Execute page flow, retrieve output data, and echo it.</text:p>
      <text:p text:style-name="Text_20_body">Sure, it is an empty skeleton. It doesn't do anything.</text:p>
      <text:p text:style-name="Text_20_body"/>
      <text:h text:style-name="Heading_20_3" text:outline-level="3">Embedding page flow</text:h>
      <text:p text:style-name="Text_20_body"/>
      <text:p text:style-name="Text_20_body">Let's define and embed page flow into above script. See following code:</text:p>
      <text:p text:style-name="コードブロック">$configP = array(</text:p>
      <text:p text:style-name="コードブロック"><text:s text:c="4"/>"story" =&gt; array(</text:p>
      <text:p text:style-name="コードブロック"><text:s text:c="8"/>"name" =&gt; "Login Example",</text:p>
      <text:p text:style-name="コードブロック"><text:s text:c="8"/>"bookmark" =&gt; "on",</text:p>
      <text:p text:style-name="コードブロック"><text:s text:c="8"/>),</text:p>
      <text:p text:style-name="コードブロック"><text:s text:c="4"/>"page" =&gt; array(</text:p>
      <text:p text:style-name="コードブロック"><text:s text:c="8"/>"logout" =&gt; array(</text:p>
      <text:p text:style-name="コードブロック"><text:s text:c="12"/>"bookmark" =&gt; "last", // indicate this page is end page.</text:p>
      <text:p text:style-name="コードブロック"><text:s text:c="12"/>),</text:p>
      <text:p text:style-name="コードブロック"><text:s text:c="8"/>"main" =&gt; array(</text:p>
      <text:p text:style-name="コードブロック"><text:s text:c="12"/>"event" =&gt; array(</text:p>
      <text:p text:style-name="コードブロック"><text:s text:c="16"/>// Acceptable Event list.</text:p>
      <text:p text:style-name="コードブロック"><text:s text:c="16"/>// key is event name, and value is guard name.</text:p>
      <text:p text:style-name="コードブロック"><text:s text:c="16"/>// If guard name is null, guard is not defined and not invoked.</text:p>
      <text:p text:style-name="コードブロック"><text:s text:c="16"/>"onLogout" =&gt; null,</text:p>
      <text:p text:style-name="コードブロック"><text:s text:c="16"/>),</text:p>
      <text:p text:style-name="コードブロック"><text:s text:c="12"/>),</text:p>
      <text:p text:style-name="コードブロック"><text:s text:c="8"/>// "*" means start page, equals, "login" page.</text:p>
      <text:p text:style-name="コードブロック"><text:s text:c="8"/>"*" =&gt; array(</text:p>
      <text:p text:style-name="コードブロック"><text:s text:c="12"/>"event" =&gt; array(</text:p>
      <text:p text:style-name="コードブロック"><text:s text:c="16"/>"onLogin" =&gt; "validateLogin",</text:p>
      <text:p text:style-name="コードブロック"><text:s text:c="16"/>),</text:p>
      <text:p text:style-name="コードブロック"><text:soft-page-break/><text:s text:c="12"/>),</text:p>
      <text:p text:style-name="コードブロック"><text:s text:c="8"/>),</text:p>
      <text:p text:style-name="コードブロック"><text:s text:c="4"/>"event" =&gt; array(</text:p>
      <text:p text:style-name="コードブロック"><text:s text:c="8"/>"onLogout" =&gt; array(</text:p>
      <text:p text:style-name="コードブロック"><text:s text:c="12"/>"transit" =&gt; array(</text:p>
      <text:p text:style-name="コードブロック"><text:s text:c="16"/>// key is string which returned by event handler, </text:p>
      <text:p text:style-name="コードブロック"><text:s text:c="16"/>// value is page name which defined above "page" configuration.</text:p>
      <text:p text:style-name="コードブロック"><text:s text:c="16"/>"success" =&gt; "logout",</text:p>
      <text:p text:style-name="コードブロック"><text:s text:c="16"/>),</text:p>
      <text:p text:style-name="コードブロック"><text:s text:c="12"/>),</text:p>
      <text:p text:style-name="コードブロック"><text:s text:c="8"/>"onLogin" =&gt; array(</text:p>
      <text:p text:style-name="コードブロック"><text:s text:c="12"/>"transit" =&gt; array(</text:p>
      <text:p text:style-name="コードブロック"><text:s text:c="16"/>"success" =&gt; "main",</text:p>
      <text:p text:style-name="コードブロック"><text:s text:c="16"/>),</text:p>
      <text:p text:style-name="コードブロック"><text:s text:c="12"/>),</text:p>
      <text:p text:style-name="コードブロック"><text:s text:c="8"/>),</text:p>
      <text:p text:style-name="コードブロック"><text:s text:c="4"/>"guard" =&gt; array(</text:p>
      <text:p text:style-name="コードブロック"><text:s text:c="8"/>"validateLogin" =&gt; array(</text:p>
      <text:p text:style-name="コードブロック"><text:s text:c="12"/>),</text:p>
      <text:p text:style-name="コードブロック"><text:s text:c="8"/>),</text:p>
      <text:p text:style-name="コードブロック"><text:s text:c="4"/>);</text:p>
      <text:p text:style-name="Text_20_body"/>
      <text:p text:style-name="Text_20_body">Xhwlay's default configuration engine use simply php array. </text:p>
      <text:p text:style-name="Text_20_body">Surely, you can extend your own customized configuration engine (for ex. using yaml, xml, and databases).</text:p>
      <text:p text:style-name="Text_20_body">Okay. page flow definition is done ... but incomplete!! "What to be done" (other words, <text:span text:style-name="T2">"Action"</text:span>)is not defined or implemented yet.</text:p>
      <text:p text:style-name="Text_20_body"/>
      <text:h text:style-name="Heading_20_3" text:outline-level="3">Page Action Skeleton</text:h>
      <text:p text:style-name="Text_20_body"/>
      <text:p text:style-name="Text_20_body">Let's define "Actions" at page, event, and guard.</text:p>
      <text:p text:style-name="Text_20_body">1st, let's define "login" page action.</text:p>
      <text:p text:style-name="コードブロック">function demo_page_login(&amp;$runner, $page, &amp;$bookmark, $params) {</text:p>
      <text:p text:style-name="コードブロック">}</text:p>
      <text:p text:style-name="Text_20_body"><text:soft-page-break/>Yes, it is skeleton yet. Real codes are filled in later.</text:p>
      <text:p text:style-name="Text_20_body">How to associate page action with page ? </text:p>
      <text:p text:style-name="Text_20_body">Add "user_function" entry in "login" page definition.</text:p>
      <text:p text:style-name="コードブロック">"*" =&gt; array(</text:p>
      <text:p text:style-name="コードブロック"><text:s text:c="4"/>"user_function" =&gt; "demo_page_login", // This line is added.</text:p>
      <text:p text:style-name="コードブロック"><text:s text:c="4"/>"event" =&gt; array(</text:p>
      <text:p text:style-name="コードブロック"><text:s text:c="8"/>"onLogin" =&gt; "validateLogin",</text:p>
      <text:p text:style-name="コードブロック"><text:s text:c="8"/>),</text:p>
      <text:p text:style-name="コードブロック"><text:s text:c="4"/>),</text:p>
      <text:p text:style-name="Text_20_body"/>
      <text:p text:style-name="Text_20_body">In the same way, let's write "main" and "logout" page action.</text:p>
      <text:p text:style-name="コードブロック">function demo_page_main(&amp;$runner, $page, &amp;$bookmark, $params) {</text:p>
      <text:p text:style-name="コードブロック">}</text:p>
      <text:p text:style-name="コードブロック">function demo_page_logout(&amp;$runner, $page, &amp;$bookmark, $params)</text:p>
      <text:p text:style-name="コードブロック">}</text:p>
      <text:p text:style-name="Text_20_body"/>
      <text:p text:style-name="Text_20_body">Okay, now we describes some details of arguments.</text:p>
      <text:p text:style-name="Text_20_body">- <text:span text:style-name="T2">&amp;$runner</text:span> : This is object reference of Xhwlay_Runner instance. You can retrieve renderer and configuration instance from this instance.</text:p>
      <text:p text:style-name="Text_20_body">- <text:span text:style-name="T2">$page</text:span> : This is string value of current page name.</text:p>
      <text:p text:style-name="Text_20_body">- <text:span text:style-name="T2">&amp;$bookmark</text:span> : This is object reference of current Bookmark. You can write/read your own application datas in it. Described later.</text:p>
      <text:p text:style-name="Text_20_body">- <text:span text:style-name="T2">$params</text:span> : This is mixed array. For example, "*" page action retrieves this parameter like following array:</text:p>
      <text:p text:style-name="コードブロック">array(</text:p>
      <text:p text:style-name="コードブロック"><text:s text:c="4"/>"user_function" =&gt; "demo_page_login",</text:p>
      <text:p text:style-name="コードブロック"><text:s text:c="4"/>"event" =&gt; array( "onLogin" =&gt; "validateLogin" )</text:p>
      <text:p text:style-name="コードブロック">)</text:p>
      <text:p text:style-name="Text_20_body">You can define your application's specific configuration parameters in it.</text:p>
      <text:p text:style-name="Text_20_body"/>
      <text:h text:style-name="Heading_20_3" text:outline-level="3">Event Action Skeleton</text:h>
      <text:p text:style-name="Text_20_body"/>
      <text:p text:style-name="Text_20_body">2nd, let's define event actions( of course, these are skeleton yet).</text:p>
      <text:p text:style-name="コードブロック">function demo_event_onLogin(&amp;$runner, $event, &amp;$bookmark, $params) {</text:p>
      <text:p text:style-name="コードブロック"><text:soft-page-break/><text:s text:c="4"/>return "success";</text:p>
      <text:p text:style-name="コードブロック">}</text:p>
      <text:p text:style-name="コードブロック">function demo_event_onLogout(&amp;$runner, $event, &amp;$bookmark, $params) {</text:p>
      <text:p text:style-name="コードブロック"><text:s text:c="4"/>return "success";</text:p>
      <text:p text:style-name="コードブロック">}</text:p>
      <text:p text:style-name="Text_20_body"/>
      <text:p text:style-name="Text_20_body">Return value is transit name which is defined in page flow. If return value is not defined value in page flow, Xhwlay doesn't transit page.</text:p>
      <text:p text:style-name="Text_20_body"/>
      <text:p text:style-name="Text_20_body">Now we define event action in page flow :</text:p>
      <text:p text:style-name="コードブロック">"event" =&gt; array(</text:p>
      <text:p text:style-name="コードブロック"><text:s text:c="4"/>"onLogout" =&gt; array(</text:p>
      <text:p text:style-name="コードブロック"><text:s text:c="8"/>"user_function" =&gt; "demo_event_onLogout",</text:p>
      <text:p text:style-name="コードブロック"><text:s text:c="8"/>,,,</text:p>
      <text:p text:style-name="コードブロック"><text:s text:c="8"/>),</text:p>
      <text:p text:style-name="コードブロック"><text:s text:c="4"/>"onLogin" =&gt; array(</text:p>
      <text:p text:style-name="コードブロック"><text:s text:c="8"/>"user_function" =&gt; "demo_event_onLogin",</text:p>
      <text:p text:style-name="コードブロック"><text:s text:c="8"/>...</text:p>
      <text:p text:style-name="コードブロック"><text:s text:c="8"/>),</text:p>
      <text:p text:style-name="コードブロック"><text:s text:c="4"/>),</text:p>
      <text:p text:style-name="Text_20_body"/>
      <text:p text:style-name="Text_20_body">Okay, now we describes some details of arguments.</text:p>
      <text:p text:style-name="Text_20_body">- <text:span text:style-name="T2">&amp;$runner</text:span><text:span text:style-name="T1"> </text:span>: This is object reference of Xhwlay_Runner instance. You can retrieve renderer and configuration instance from this instance.</text:p>
      <text:p text:style-name="Text_20_body">- <text:span text:style-name="T2">$event</text:span> : This is string value of current event name.</text:p>
      <text:p text:style-name="Text_20_body">- <text:span text:style-name="T2">&amp;$bookmark</text:span> : This is object reference of current Bookmark. You can write/read your own application datas in it. Described later.</text:p>
      <text:p text:style-name="Text_20_body">- <text:span text:style-name="T2">$params</text:span> : This is mixed array. For example, "onLogout" event action retrieves php array like below: </text:p>
      <text:p text:style-name="コードブロック">array(</text:p>
      <text:p text:style-name="コードブロック"><text:s text:c="3"/>"user_function" =&gt; "demo_event_onLogout",</text:p>
      <text:p text:style-name="コードブロック"><text:s text:c="3"/>"transit" =&gt; array( "success" =&gt; "logout" )</text:p>
      <text:p text:style-name="コードブロック">)</text:p>
      <text:p text:style-name="Text_20_body">You can define your application's specific configuration parameters in it.</text:p>
      <text:p text:style-name="Text_20_body"/>
      <text:h text:style-name="Heading_20_3" text:outline-level="3"><text:soft-page-break/>Guard Action Skeleton</text:h>
      <text:p text:style-name="Text_20_body"/>
      <text:p text:style-name="Text_20_body">3rd, let's define guard actions( of course, these are skeleton yet).</text:p>
      <text:p text:style-name="コードブロック">function demo_guard_validateLogin(&amp;$runner, $event, &amp;$bookmark, $params) {</text:p>
      <text:p text:style-name="コードブロック"><text:s text:c="4"/>return true;</text:p>
      <text:p text:style-name="コードブロック">}</text:p>
      <text:p text:style-name="Text_20_body">If guard action returns true, Xhwlay invokes Event action. If returns false, Xhwlay doesn't invoke Event action, roll back to current page.</text:p>
      <text:p text:style-name="Text_20_body"/>
      <text:p text:style-name="Text_20_body">Now we define guard action in page flow :</text:p>
      <text:p text:style-name="コードブロック">"guard" =&gt; array(</text:p>
      <text:p text:style-name="コードブロック"><text:s text:c="4"/>"validateLogin" =&gt; array(</text:p>
      <text:p text:style-name="コードブロック"><text:s text:c="8"/>"user_function" =&gt; "demo_guard_validateLogin"</text:p>
      <text:p text:style-name="コードブロック"><text:s text:c="8"/>),</text:p>
      <text:p text:style-name="コードブロック"><text:s text:c="4"/>),</text:p>
      <text:p text:style-name="Text_20_body"/>
      <text:p text:style-name="Text_20_body">Okay, now we describes some details of arguments</text:p>
      <text:p text:style-name="Text_20_body">- <text:span text:style-name="T2">&amp;$runner</text:span> : This is object reference of Xhwlay_Runner instance. You can retrieve renderer and configuration instance from this instance.</text:p>
      <text:p text:style-name="Text_20_body">- <text:span text:style-name="T2">$event</text:span> : This is string value of current event name.</text:p>
      <text:p text:style-name="Text_20_body">- <text:span text:style-name="T2">&amp;$bookmark</text:span> : This is object reference of current Bookmark. You can write/read your own application datas in it. Described later.</text:p>
      <text:p text:style-name="Text_20_body">- <text:span text:style-name="T2">$params</text:span> : This is mixed array. For example, This guard action retrieves php array like below: </text:p>
      <text:p text:style-name="コードブロック">array(</text:p>
      <text:p text:style-name="コードブロック"><text:s text:c="3"/>"user_function" =&gt; "demo_guard_validateLogin"</text:p>
      <text:p text:style-name="コードブロック">)</text:p>
      <text:p text:style-name="Text_20_body">You can define your application's specific configuration parameters in it.</text:p>
      <text:p text:style-name="Text_20_body"/>
      <text:h text:style-name="Heading_20_3" text:outline-level="3">"View Name" , and preparing skeleton templates.</text:h>
      <text:p text:style-name="Text_20_body"/>
      <text:p text:style-name="Text_20_body">Actions are prepared. Now, we must prepare <text:span text:style-name="T2">"View"</text:span> to create HTML for the browser.</text:p>
      <text:p text:style-name="Text_20_body">In Xhwlay, <text:span text:style-name="T2">The return value of "Page Action" is called "View Name"</text:span>.</text:p>
      <text:p text:style-name="Text_20_body">"View Name" is passed to rendering engine.</text:p>
      <text:p text:style-name="Text_20_body">"View Name" is resource identifier for rendering engine. Resource is something datas to create output data.</text:p>
      <text:p text:style-name="Text_20_body"><text:soft-page-break/>Resource may be HTML Template File Name, Database Key, or other else. These are depends on rendering class implementation.</text:p>
      <text:p text:style-name="Text_20_body">(Note: some renderer<text:span text:style-name="T1">s</text:span> which provided by Xhwlay ignore "View Name". ex : "Serialize", "VarDump" renderer)</text:p>
      <text:p text:style-name="Text_20_body"/>
      <text:p text:style-name="Text_20_body">For this tutorial, we use <text:span text:style-name="Source_20_Text">Xhwlay_Renderer_Include</text:span> rendering class which includes html/php text file specified by "View Name".</text:p>
      <text:p text:style-name="Text_20_body"/>
      <text:p text:style-name="Text_20_body">Okay, now we prepare "View Name" and resources for each pages.</text:p>
      <text:p text:style-name="Text_20_body">- "login" page : View Name is "templates/login_login.html"</text:p>
      <text:p text:style-name="Text_20_body">- "main" page : View Name is "templates/login_main.html"</text:p>
      <text:p text:style-name="Text_20_body">- "logout" page : View Name is "templates/login_logout.html"</text:p>
      <text:p text:style-name="Text_20_body"/>
      <text:p text:style-name="Text_20_body">Let's implement these view name and template files.</text:p>
      <text:p text:style-name="Text_20_body"/>
      <text:h text:style-name="Heading_20_4" text:outline-level="4">Modify Page Action</text:h>
      <text:p text:style-name="Text_20_body"/>
      <text:p text:style-name="Text_20_body">Add "return &lt;View Name&gt;" to page actions.</text:p>
      <text:p text:style-name="Text_20_body">In Xhwlay_Renderer_Include, view name is relative path against application script.</text:p>
      <text:p text:style-name="Text_20_body">Now we make "templates" directory, relative path becomes "templates/...".</text:p>
      <text:p text:style-name="コードブロック">.../login.php</text:p>
      <text:p text:style-name="コードブロック"><text:span text:style-name="T1"><text:s text:c="7"/></text:span>templates/</text:p>
      <text:p text:style-name="コードブロック"><text:span text:style-name="T1"><text:s text:c="25"/></text:span>xxxx.html</text:p>
      <text:p text:style-name="Text_20_body"/>
      <text:p text:style-name="Text_20_body">Okay, add "return" code to actions.</text:p>
      <text:p text:style-name="コードブロック">function demo_page_login(&amp;$runner, $page, &amp;$bookmark, $params) {</text:p>
      <text:p text:style-name="コードブロック"><text:s text:c="4"/>return "templates/login_login.html";</text:p>
      <text:p text:style-name="コードブロック">}</text:p>
      <text:p text:style-name="コードブロック">function demo_page_main(&amp;$runner, $page, &amp;$bookmark, $params) {</text:p>
      <text:p text:style-name="コードブロック"><text:s text:c="4"/>return "templates/login_main.html";</text:p>
      <text:p text:style-name="コードブロック">}</text:p>
      <text:p text:style-name="コードブロック">function demo_page_logout(&amp;$runner, $page, &amp;$bookmark, $params) {</text:p>
      <text:p text:style-name="コードブロック"><text:s text:c="4"/>return "templates/login_logout.html";</text:p>
      <text:p text:style-name="コードブロック">}</text:p>
      <text:p text:style-name="Text_20_body"><text:soft-page-break/></text:p>
      <text:h text:style-name="Heading_20_4" text:outline-level="4">Prepare skeleton <text:span text:style-name="T1">HTML template </text:span>files</text:h>
      <text:p text:style-name="Text_20_body"/>
      <text:p text:style-name="Text_20_body">Now we create directory "templates" in script's directory, make 3 html files in it.</text:p>
      <text:p text:style-name="Text_20_body"><text:span text:style-name="T1">See</text:span> complete source codes and files<text:span text:style-name="T1"> in </text:span>"sample" directory of Xhwlay archive.</text:p>
      <text:p text:style-name="Text_20_body"/>
      <text:p text:style-name="Text_20_body">Okay. Now, we prepared executing page flows. Start your web browser and access following url:</text:p>
      <text:p text:style-name="Text_20_body"><text:span text:style-name="Source_20_Text">http://xhwlay-tutorial/login.php</text:span></text:p>
      <text:p text:style-name="Text_20_body">You'll confirm "templates/login_login.html" is displayed.</text:p>
      <text:p text:style-name="Text_20_body"/>
      <text:p text:style-name="Text_20_body">Now we confirmed Xhwlay execution, but page/event/guard action implementation is incomplete yet.</text:p>
      <text:p text:style-name="Text_20_body">And we can't invoke event yet. Next, we implement some code pieces about invoking events.</text:p>
      <text:p text:style-name="Text_20_body"/>
      <text:h text:style-name="Heading_20_2" text:outline-level="2">Build a Xhwlay application</text:h>
      <text:p text:style-name="Text_20_body"/>
      <text:p text:style-name="Text_20_body">First, we must decide "How to hold <text:span text:style-name="T2">'Bookmark Container ID'</text:span>?".</text:p>
      <text:p text:style-name="Text_20_body">Okay, try to describe summary about Xhwlay's "Bookmark" and "Bookmark Container" concepts.</text:p>
      <text:p text:style-name="Text_20_body"/>
      <text:h text:style-name="Heading_20_3" text:outline-level="3">"Bookmark"</text:h>
      <text:p text:style-name="Text_20_body"/>
      <text:p text:style-name="Text_20_body"><text:span text:style-name="T2">"Bookmark"</text:span> is compared to real world bookmark exactly.</text:p>
      <text:p text:style-name="Text_20_body">A "Bookmark" is associated a book, in Xhwlay, called <text:span text:style-name="T2">"Story"</text:span>.</text:p>
      <text:p text:style-name="Text_20_body">"Story" equals page flow.</text:p>
      <text:p text:style-name="Text_20_body">A "Bookmark" holds a page name at which currently am I.</text:p>
      <text:p text:style-name="Text_20_body">Optionally, A "Bookmark" can holds some user datas. </text:p>
      <text:p text:style-name="Text_20_body"/>
      <text:p text:style-name="Text_20_body">Okay, then how we and Xhwlay identifies bookmarks ? Is there any Id associated with it ?</text:p>
      <text:p text:style-name="Text_20_body">Yes, <text:span text:style-name="T2">"Bookmark Container Id" is identification of bookmarks</text:span>.</text:p>
      <text:p text:style-name="Text_20_body"/>
      <text:h text:style-name="Heading_20_3" text:outline-level="3">"Bookmark Container" and "Bookmark Container Id (BCID)"</text:h>
      <text:p text:style-name="Text_20_body"/>
      <text:p text:style-name="Text_20_body"><text:soft-page-break/>At our first access to Xhwlay application, Xhwlay publishes a new "Bookmark Container Id (BCID)".</text:p>
      <text:p text:style-name="Text_20_body">A BCID is associated with a <text:span text:style-name="T2">"Bookmark Container"</text:span>.</text:p>
      <text:p text:style-name="Text_20_body">A "Bookmark Container" holds and manages some bookmarks.</text:p>
      <text:p text:style-name="Text_20_body">Remember, a bookmark is associated a "Story" (page flow).</text:p>
      <text:p text:style-name="Text_20_body">Yes, <text:span text:style-name="T2">A BCID is associated with multiple stories. We execute multiple page flows by one BCID at same time.</text:span></text:p>
      <text:p text:style-name="P11">(Notice: Xhwlay CAN'T associate multiple bookmarks with same page flow by one BCID.)</text:p>
      <text:p text:style-name="P11"/>
      <text:p text:style-name="Text_20_body">Okay, Now we knows:</text:p>
      <text:p text:style-name="Text_20_body">- A bookmark holds "Where am I ?" and some user datas.</text:p>
      <text:p text:style-name="Text_20_body">- A Bookmark Container holds multiple bookmarks.<text:span text:style-name="T1"> (But bookmarks must be different page flow for each other.)</text:span></text:p>
      <text:p text:style-name="Text_20_body">- A BCID is associated a bookmark container.</text:p>
      <text:p text:style-name="Text_20_body"/>
      <text:p text:style-name="Text_20_body">Humm.... then, how we can holds a BCID and how to tell a BCID to Xhwlay ?<text:span text:style-name="T1"> </text:span>And more, How to tell "Event has occurs" to Xhwlay ?</text:p>
      <text:p text:style-name="Text_20_body"/>
      <text:h text:style-name="Heading_20_3" text:outline-level="3">"HOOK" and "setup"<text:span text:style-name="T1">, "terminate"</text:span> hook</text:h>
      <text:p text:style-name="Text_20_body"/>
      <text:p text:style-name="Text_20_body"><text:span text:style-name="T2">"Implement as you like" is one of Xhwlay's base concept.</text:span> Many features which <text:span text:style-name="T1">constructs</text:span> one web application are not in <text:span text:style-name="T1">Xhwlay. Those</text:span> are implemented by developers as they like.</text:p>
      <text:p text:style-name="Text_20_body"/>
      <text:p text:style-name="Text_20_body">How to tell a BCID to Xhwlay ? How to tell event occurrs to Xhwlay ?<text:span text:style-name="T1"> </text:span>Yes, Xhwlay doesn't provide any typical means about these questions.</text:p>
      <text:p text:style-name="Text_20_body">Why not ? </text:p>
      <text:p text:style-name="Text_20_body">Because Xhwlay and developers of Xhwlay never imagine completely where these informations come <text:span text:style-name="T1">from. URL</text:span> Query ? POST parameter ? XML-RPC parameters ? or any other special format which developers of Xhwlay don't know ? ...e.t.c.</text:p>
      <text:p text:style-name="Text_20_body"/>
      <text:p text:style-name="Text_20_body">So, developers of Xhwlay doesn't (can't) provide concrete implementation, but provide <text:span text:style-name="T2">"HOOK"</text:span> point for users to implement as they <text:span text:style-name="T1">like. This</text:span> "HOOK" point is called <text:span text:style-name="T2">"setup"</text:span><text:span text:style-name="T3"> and "terminate" </text:span><text:span text:style-name="T2">hook</text:span>.</text:p>
      <text:p text:style-name="Text_20_body"/>
      <text:p text:style-name="Text_20_body">You may be familiar with "HOOK" (other word, "Plugin Point", "Plugin", ...e.t.c.) concept if you already have used to be any other frameworks<text:span text:style-name="T1">.</text:span></text:p>
      <text:p text:style-name="Text_20_body">Okay, "A practical source code is worth a thousand words", let's see how to use Xhwlay's HOOK.</text:p>
      <text:p text:style-name="Text_20_body"><text:soft-page-break/></text:p>
      <text:p text:style-name="Text_20_body">Edit login.php like below:</text:p>
      <text:p text:style-name="コードブロック">....</text:p>
      <text:p text:style-name="コードブロック">$config =&amp; new Xhwlay_Config_PHPArray($configP);</text:p>
      <text:p text:style-name="コードブロック">// append start</text:p>
      <text:p text:style-name="コードブロック">$h1 =&amp; Xhwlay_Hook::getInstance(XHWLAY_RUNNER_HOOK_SETUP);</text:p>
      <text:p text:style-name="コードブロック">$h1-&gt;pushCallback("demo_hook_setup_session");</text:p>
      <text:p text:style-name="コードブロック"/>
      <text:p text:style-name="コードブロック">$h2 =&amp; Xhwlay_Hook::getInstance(XHWLAY_RUNNER_HOOK_TERMINATE);</text:p>
      <text:p text:style-name="コードブロック">$h2-&gt;pushCallback("demo_hook_terminate");</text:p>
      <text:p text:style-name="コードブロック">// append end</text:p>
      <text:p text:style-name="コードブロック">$runner =&amp; new Xhwlay_Runner();</text:p>
      <text:p text:style-name="コードブロック">...</text:p>
      <text:p text:style-name="コードブロック">// add this function</text:p>
      <text:p text:style-name="コードブロック">function demo_hook_setup_session($hook, &amp;$runner) {</text:p>
      <text:p text:style-name="コードブロック"><text:s text:c="4"/>session_start(); // starts the session.</text:p>
      <text:p text:style-name="コードブロック"/>
      <text:p text:style-name="コードブロック"><text:s text:c="4"/>$bcid = isset($_SESSION['bcid']) ? $_SESSION['bcid'] : "";</text:p>
      <text:p text:style-name="コードブロック"><text:s text:c="4"/>$event = isset($_REQUEST['_event_']) ? $_REQUEST['_event_'] : "";</text:p>
      <text:p text:style-name="コードブロック"/>
      <text:p text:style-name="コードブロック"><text:s text:c="4"/>Xhwlay_Var::set(XHWLAY_VAR_KEY_BCID, $bcid);</text:p>
      <text:p text:style-name="コードブロック"><text:s text:c="4"/>Xhwlay_Var::set(XHWLAY_VAR_KEY_EVENT, $event);</text:p>
      <text:p text:style-name="コードブロック">}</text:p>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 text:c="8"/>$_SESSION['bcid'] = $bcid;</text:p>
      <text:p text:style-name="コードブロック"><text:s text:c="4"/>}</text:p>
      <text:p text:style-name="コードブロック">}</text:p>
      <text:p text:style-name="Text_20_body">(Xhwlay_Var is static class which provide simple getter/setter method. This class is alternative of global variable in Xhwlay.)</text:p>
      <text:p text:style-name="Text_20_body"/>
      <text:p text:style-name="Text_20_body"><text:span text:style-name="Source_20_Text">Xhwlay_Hook::getInstance()</text:span> returns Xhwlay_Hook instance which holds a stack of callbacks associated with specified hook name (in this case, "setup<text:span text:style-name="T1">" and "terminate").</text:span></text:p>
      <text:p text:style-name="Text_20_body"><text:soft-page-break/>Now we prepared <text:span text:style-name="Source_20_Text">"demo_hook_setup_session"</text:span> function as <text:span text:style-name="Source_20_Text">XHWLAY_RUNNER_HOOK_SETUP</text:span> hook callback<text:span text:style-name="T1"> and </text:span><text:span text:style-name="Source_20_Text"><text:span text:style-name="T1">"demo_hook_terminate"</text:span></text:span><text:span text:style-name="T1"> function as </text:span><text:span text:style-name="Source_20_Text"><text:span text:style-name="T1">XHWLAY_RUNNER_HOOK_TERMINATE</text:span></text:span><text:span text:style-name="T1"> hook</text:span>. So we call <text:span text:style-name="Source_20_Text">pushCallback()</text:span> method with function name.</text:p>
      <text:p text:style-name="Text_20_body"/>
      <text:p text:style-name="Text_20_body">"setup" hook is executed before Xhwlay starts main routine. When Xhwlay starts main routine, Xhwlay retrieves event and BCID information from Xhwlay_<text:span text:style-name="T1">Var. So</text:span>, If you notify event occurrence or requested BCID, you should create hook functions and setup Xhwlay_Vars at "setup" hook.</text:p>
      <text:p text:style-name="P11">"terminate" hook is executed after Xhwlay ends main routine. When Xhwlay ends main routine, Xhwlay sets actual BCID at <text:s/>XHWLAY_VAR_KEY_BCID of <text:s/>Xhwlay_Var. So, you can use "terminate" hook if you want to retrieve BCID certainly.</text:p>
      <text:p text:style-name="Text_20_body"/>
      <text:p text:style-name="Text_20_body"><text:span text:style-name="T1">Above implementation, BCID is retrieved in "terminate" hook and saved into $_SESSION. This process is executed with each page request. In "setup" hook, BCID is set to Xhwlay_Var from $_SESSION. </text:span>Event occurrence retrieves from "_event_" parameter at POST or GET method.</text:p>
      <text:p text:style-name="Text_20_body">Okay, now we can pass event and BCID information to Xhwlay. <text:span text:style-name="T1">N</text:span>ext, edit 1st page html. Try to show current BCID.</text:p>
      <text:p text:style-name="コードブロック">templates/login_login.html</text:p>
      <text:p text:style-name="コードブロック">...</text:p>
      <text:p text:style-name="コードブロック">&lt;ul&gt;</text:p>
      <text:p text:style-name="コードブロック">&lt;li&gt;Bookmark Container ID : &lt;?php echo $GLOBALS['template']['bcid']; ?&gt;&lt;/li&gt;</text:p>
      <text:p text:style-name="コードブロック">&lt;/ul&gt;</text:p>
      <text:p text:style-name="コードブロック">...</text:p>
      <text:p text:style-name="Text_20_body"/>
      <text:p text:style-name="Text_20_body">How can we set BCID to html ?</text:p>
      <text:p text:style-name="Text_20_body">Xhwlay_Renderer_Include(and other renderer classes) provides setter method to use variables in their view resource.</text:p>
      <text:p text:style-name="Text_20_body"><text:span text:style-name="Source_20_Text">Xhwlay_Renderer_Include::set("name", $var);</text:span></text:p>
      <text:p text:style-name="Text_20_body">This is not static method, so we must get instance of renderer. </text:p>
      <text:p text:style-name="Text_20_body">You can use variables which set by using above method as $GLOBALS['template']["name"].</text:p>
      <text:p text:style-name="Text_20_body"/>
      <text:p text:style-name="Text_20_body">And, where to call this setter() methods? Where can we retrieve renderer instance ?</text:p>
      <text:p text:style-name="Text_20_body">Event, Page, Guard actions retrieve Xhwlay_Runner instance as 1st argument, "&amp;$runner".</text:p>
      <text:p text:style-name="Text_20_body">You can retrieve renderer instance reference like below:</text:p>
      <text:p text:style-name="コードブロック">$renderer =&amp; $runner-&gt;getRenderer();</text:p>
      <text:p text:style-name="Text_20_body"/>
      <text:p text:style-name="Text_20_body">In this tutorial example, we call this method in page action.</text:p>
      <text:p text:style-name="Text_20_body"><text:soft-page-break/>Edit demo_page_login() like below:</text:p>
      <text:p text:style-name="コードブロック">function demo_page_login(&amp;$runner, &amp;$bookmark, $event, $params) {</text:p>
      <text:p text:style-name="コードブロック"><text:s text:c="4"/>$renderer = $runner-&gt;getRenderer();</text:p>
      <text:p text:style-name="コードブロック"><text:s text:c="4"/>$renderer-&gt;set('BCID', Xhwlay_Var::get(BCID));</text:p>
      <text:p text:style-name="コードブロック"><text:s text:c="4"/>...</text:p>
      <text:p text:style-name="コードブロック">}</text:p>
      <text:p text:style-name="Text_20_body"/>
      <text:p text:style-name="Text_20_body">Okay, Now we can access BCID in html by $GLOBALS['template']['bcid'].</text:p>
      <text:p text:style-name="Text_20_body">In Xhwlay_Renderer_Include rendering engine, we can use assigned variable through $GLOBALS['template'] global variables.</text:p>
      <text:p text:style-name="Text_20_body"/>
      <text:p text:style-name="Text_20_body">Let's insert above 2 lines to other 2 files (main.html, logout.html) and 2 functions.</text:p>
      <text:p text:style-name="Text_20_body"/>
      <text:h text:style-name="Heading_20_2" text:outline-level="2">Implement Login/Logout and other features</text:h>
      <text:p text:style-name="Text_20_body"/>
      <text:p text:style-name="Text_20_body">Finally, let's implement login/logout mechanism and other remaining features.</text:p>
      <text:p text:style-name="Text_20_body"/>
      <text:h text:style-name="Heading_20_3" text:outline-level="3">Login/Logout</text:h>
      <text:p text:style-name="Text_20_body"/>
      <text:p text:style-name="Text_20_body">Okay, let's implement login/logout feature.</text:p>
      <text:p text:style-name="Text_20_body"/>
      <text:h text:style-name="Heading_20_4" text:outline-level="4">Implementing "demo_guard_validateLogin" guard action</text:h>
      <text:p text:style-name="Text_20_body"/>
      <text:p text:style-name="Text_20_body">1st, we must implement <text:span text:style-name="Source_20_Text">"demo_guard_validateLogin"</text:span> guard action. We've prepared skeleton code, now let's write actual code.</text:p>
      <text:p text:style-name="Text_20_body"/>
      <text:p text:style-name="Text_20_body">Here is full-actual <text:span text:style-name="Source_20_Text">demo_guard_validateLogin()</text:span> code:</text:p>
      <text:p text:style-name="コードブロック">function demo_guard_validateLogin(&amp;$runner, $event, &amp;$bookmark, $params) {</text:p>
      <text:p text:style-name="コードブロック"><text:s text:c="4"/>$_user_name = @$_REQUEST['user_name'];</text:p>
      <text:p text:style-name="コードブロック"><text:s text:c="4"/>$_password = @$_REQUEST['password'];</text:p>
      <text:p text:style-name="コードブロック"><text:s text:c="4"/>if (empty($_user_name) || empty($_password)) {</text:p>
      <text:p text:style-name="コードブロック"><text:s text:c="8"/>return false;</text:p>
      <text:p text:style-name="コードブロック"><text:s text:c="4"/>}</text:p>
      <text:p text:style-name="コードブロック"><text:soft-page-break/><text:s text:c="4"/>// Store into Bookmark user data area.</text:p>
      <text:p text:style-name="コードブロック"><text:s text:c="4"/>$bookmark-&gt;set("user_name", $_user_name);</text:p>
      <text:p text:style-name="コードブロック"><text:s text:c="4"/>$bookmark-&gt;set("password", $_password);</text:p>
      <text:p text:style-name="コードブロック"/>
      <text:p text:style-name="コードブロック"><text:s text:c="4"/>$sid_old = session_id(); // save old sid.</text:p>
      <text:p text:style-name="コードブロック"><text:s text:c="4"/>session_regenerate_id(); // generate new sid.</text:p>
      <text:p text:style-name="コードブロック"><text:s text:c="4"/>$sid_new = session_id(); // save it.</text:p>
      <text:p text:style-name="コードブロック"><text:s text:c="4"/>session_id($sid_old); <text:s text:c="3"/>// now, set current as saved old sid.</text:p>
      <text:p text:style-name="コードブロック"><text:s text:c="4"/>session_destroy(); <text:s text:c="6"/>// destroy current (equals old sid).</text:p>
      <text:p text:style-name="コードブロック"><text:s text:c="4"/>session_id($sid_new); <text:s text:c="3"/>// re-set current as new sid.</text:p>
      <text:p text:style-name="コードブロック"><text:s text:c="4"/>session_start(); <text:s text:c="8"/>// re-start session.</text:p>
      <text:p text:style-name="コードブロック"/>
      <text:p text:style-name="コードブロック"><text:s text:c="4"/>return true;</text:p>
      <text:p text:style-name="コードブロック">}</text:p>
      <text:p text:style-name="Text_20_body"/>
      <text:p text:style-name="Text_20_body">Okay, let's see details one by one.</text:p>
      <text:p text:style-name="Text_20_body">1st, retrieving user name and password from $_REQUEST variables.</text:p>
      <text:p text:style-name="Text_20_body">2nd, if user name or password is empty, returns false.</text:p>
      <text:p text:style-name="P11">3rd, saves user name and password in Bookmark data.</text:p>
      <text:p text:style-name="P11">4th, regenerates session id for preventing session fixation attacks.</text:p>
      <text:p text:style-name="P11"/>
      <text:p text:style-name="Text_20_body">Remember, guard action returns false, Xhwlay doesn't transit page. Just invoke "current" - bookmarked page <text:span text:style-name="T1">action. Above</text:span> code, remember this guard is invoked when "onLogin" event occurrs. At this time, we are in "login" page.</text:p>
      <text:p text:style-name="Text_20_body">When guard action returns false (equals user name or password is empty), Xhwlay doesn't invoke "onLogin" event action, just only execute "login" page <text:span text:style-name="T1">action. And our</text:span> bookmark remain at "login" page.</text:p>
      <text:p text:style-name="Text_20_body">If guard returns true, Xhwlay invokes "onLogin" event action, retrieves transit name ("success"), transit to page which mapped with transit name, <text:span text:style-name="T1">and bookmarked</text:span> page is updated to new page name, finally execute new page action, </text:p>
      <text:p text:style-name="Text_20_body">This is tutorial example, so we don't need strict authorization. So we only check user name and password is not empty.<text:span text:style-name="T1"> Actually, you will implement DB/LDAP access and validation process.</text:span></text:p>
      <text:p text:style-name="Text_20_body"/>
      <text:p text:style-name="Text_20_body">Next attention, user name and password is saved in bookmark. these are referred in "onLogin" event <text:span text:style-name="T1">action. This</text:span> is a demonstration of how to use bookmark user datas.</text:p>
      <text:p text:style-name="Text_20_body"/>
      <text:p text:style-name="Text_20_body">After saving login information in bookmark, now this request is authenticated, so we <text:span text:style-name="T1">regenerates </text:span><text:soft-page-break/><text:span text:style-name="T1">session id </text:span>for preventing session fixation attacks.</text:p>
      <text:p text:style-name="P11">Finally returns true. If guard action returns true, Xhwlay invokes "onLogin" event action.</text:p>
      <text:p text:style-name="Text_20_body"/>
      <text:h text:style-name="Heading_20_4" text:outline-level="4">Implementing "demo_event_onLogin" event action</text:h>
      <text:p text:style-name="Text_20_body"/>
      <text:p text:style-name="Text_20_body">Now we implement actual code of "onLogin" event action.</text:p>
      <text:p text:style-name="Text_20_body">Here is full-actual demo_event_onLogin() code:</text:p>
      <text:p text:style-name="コードブロック">function demo_event_onLogin(&amp;$runner, $event, &amp;$bookmark, $params) {</text:p>
      <text:p text:style-name="コードブロック"><text:s text:c="4"/>// These are stored in demo_guard_validateLogin().</text:p>
      <text:p text:style-name="コードブロック"><text:s text:c="4"/>$user_name = $bookmark-&gt;get("user_name");</text:p>
      <text:p text:style-name="コードブロック"><text:s text:c="4"/>$password =$bookmark-&gt;get("password");</text:p>
      <text:p text:style-name="コードブロック"/>
      <text:p text:style-name="コードブロック"><text:s text:c="4"/>// demo codes.</text:p>
      <text:p text:style-name="コードブロック"><text:s text:c="4"/>$user_id = md5( $user_name . $password );</text:p>
      <text:p text:style-name="コードブロック"><text:s text:c="4"/>$bookmark-&gt;remove("user_name");</text:p>
      <text:p text:style-name="コードブロック"><text:s text:c="4"/>$bookmark-&gt;remove("password");</text:p>
      <text:p text:style-name="コードブロック"><text:s text:c="4"/></text:p>
      <text:p text:style-name="コードブロック"><text:s text:c="4"/>// stores user_id into a session variable.</text:p>
      <text:p text:style-name="コードブロック"><text:s text:c="4"/>$_SESSION['user_id'] = $user_id;</text:p>
      <text:p text:style-name="コードブロック"><text:s text:c="4"/></text:p>
      <text:p text:style-name="コードブロック"><text:s text:c="4"/>// demo counter.</text:p>
      <text:p text:style-name="コードブロック"><text:s text:c="4"/>$_SESSION['count'] = 0;</text:p>
      <text:p text:style-name="コードブロック"/>
      <text:p text:style-name="コードブロック"><text:s text:c="4"/>return "success";</text:p>
      <text:p text:style-name="コードブロック">}</text:p>
      <text:p text:style-name="Text_20_body"/>
      <text:p text:style-name="Text_20_body">1st, retrieves user name and password from bookmark.( see above section)</text:p>
      <text:p text:style-name="Text_20_body">2nd, it's demo code. calculates "user_id" by md5(), and stores into $_SESSION['user_id']. </text:p>
      <text:p text:style-name="Text_20_body">User name and password are no longer needed, So these are removed by calling $bookmark-&gt;remove().</text:p>
      <text:p text:style-name="Text_20_body"/>
      <text:p text:style-name="Text_20_body">And, $_SESSION['count'] is initialized to zero. This variable is used later.</text:p>
      <text:p text:style-name="Text_20_body"/>
      <text:h text:style-name="Heading_20_4" text:outline-level="4"><text:soft-page-break/>Implementing "function demo_event_onLogout" event action</text:h>
      <text:p text:style-name="Text_20_body"/>
      <text:p text:style-name="Text_20_body">Finally, we implement actual code of "onLogout" event action.</text:p>
      <text:p text:style-name="Text_20_body">Here is full-actual demo_event_onLogin() code:</text:p>
      <text:p text:style-name="コードブロック">function demo_event_onLogout(&amp;$runner, $event, &amp;$bookmark, $params) {</text:p>
      <text:p text:style-name="コードブロック"><text:s text:c="4"/>session_destroy();</text:p>
      <text:p text:style-name="コードブロック"><text:s text:c="4"/>return "success";</text:p>
      <text:p text:style-name="コードブロック">}</text:p>
      <text:p text:style-name="Text_20_body"/>
      <text:p text:style-name="Text_20_body">Simply, calls session_destroy().</text:p>
      <text:p text:style-name="Text_20_body"/>
      <text:h text:style-name="Heading_20_3" text:outline-level="3">Implement remaining features</text:h>
      <text:p text:style-name="Text_20_body"/>
      <text:p text:style-name="Text_20_body">Okay, now, we are ready for implementing remaining features.</text:p>
      <text:p text:style-name="Text_20_body"/>
      <text:h text:style-name="Heading_20_4" text:outline-level="4">demo_page_main()</text:h>
      <text:p text:style-name="Text_20_body"/>
      <text:p text:style-name="Text_20_body">At "main" page action, now we implement simple session counter.</text:p>
      <text:p text:style-name="Text_20_body">Here is full-actual demo_event_onLogin() code:</text:p>
      <text:p text:style-name="コードブロック">function demo_page_main(&amp;$runner, $page, &amp;$bookmark, $params) {</text:p>
      <text:p text:style-name="コードブロック"><text:s text:c="4"/>$user_id = $_SESSION['user_id'];</text:p>
      <text:p text:style-name="コードブロック"><text:s text:c="4"/>// count up demo.</text:p>
      <text:p text:style-name="コードブロック"><text:s text:c="4"/>$count = $_SESSION['count'];</text:p>
      <text:p text:style-name="コードブロック"><text:s text:c="4"/>$count++;</text:p>
      <text:p text:style-name="コードブロック"><text:s text:c="4"/>$_SESSION['count'] = $count;</text:p>
      <text:p text:style-name="コードブロック"/>
      <text:p text:style-name="コードブロック"><text:s text:c="4"/>$renderer =&amp; $runner-&gt;getRenderer();</text:p>
      <text:p text:style-name="コードブロック"/>
      <text:p text:style-name="コードブロック"><text:s text:c="4"/>$renderer-&gt;set('page', 'main');</text:p>
      <text:p text:style-name="コードブロック"><text:s text:c="4"/>$renderer-&gt;set('user_id', $user_id);</text:p>
      <text:p text:style-name="コードブロック"><text:s text:c="4"/>$renderer-&gt;set('count', $count);</text:p>
      <text:p text:style-name="コードブロック"><text:s text:c="4"/>$renderer-&gt;set('bcid', $bookmark-&gt;getContainerId());</text:p>
      <text:p text:style-name="コードブロック"><text:s text:c="4"/>return "templates/login_main.html";</text:p>
      <text:p text:style-name="コードブロック"><text:soft-page-break/>}</text:p>
      <text:p text:style-name="Text_20_body"/>
      <text:p text:style-name="Text_20_body">1st, we retrieve "user_id" from $_SESSION, and pass it to renderer.</text:p>
      <text:p text:style-name="Text_20_body">2nd, retrieve "count" from $_SESSION, increment it, update $_SESSION, and pass it to renderer.</text:p>
      <text:p text:style-name="Text_20_body"/>
      <text:h text:style-name="Heading_20_4" text:outline-level="4">templates/login_main.html</text:h>
      <text:p text:style-name="Text_20_body"/>
      <text:p text:style-name="Text_20_body">Last, let's display value of session counter in main view.</text:p>
      <text:p text:style-name="Text_20_body">Here is full-actual templates/login_main.html code:</text:p>
      <text:p text:style-name="コードブロック">&lt;html&gt;</text:p>
      <text:p text:style-name="コードブロック">&lt;body&gt;</text:p>
      <text:p text:style-name="コードブロック">&lt;ul&gt;</text:p>
      <text:p text:style-name="コードブロック">&lt;li&gt;Page Position : &lt;?php echo $GLOBALS['template']['page']; ?&gt;&lt;/li&gt;</text:p>
      <text:p text:style-name="コードブロック">&lt;li&gt;Bookmark Container ID : &lt;?php echo $GLOBALS['template']['bcid']; ?&gt;&lt;/li&gt;</text:p>
      <text:p text:style-name="コードブロック">&lt;li&gt;Session Count : &lt;?php echo $GLOBALS['template']['count']; ?&gt;&lt;/li&gt;</text:p>
      <text:p text:style-name="コードブロック">&lt;li&gt;User ID : &lt;?php echo $GLOBALS['template']['user_id']; ?&gt;&lt;/li&gt;</text:p>
      <text:p text:style-name="コードブロック">&lt;/ul&gt;</text:p>
      <text:p text:style-name="コードブロック"/>
      <text:p text:style-name="コードブロック">&lt;hr&gt;</text:p>
      <text:p text:style-name="コードブロック">&lt;h3&gt;&lt;a href="main.php"&gt;Go to Wizard Example.&lt;/a&gt;&lt;/h3&gt;</text:p>
      <text:p text:style-name="コードブロック">&lt;hr&gt;</text:p>
      <text:p text:style-name="コードブロック">&lt;form action="" method="POST"&gt;</text:p>
      <text:p text:style-name="コードブロック">&lt;button type="submit" name="_event_" value="onLogout"&gt;Logout&lt;/button&gt;</text:p>
      <text:p text:style-name="コードブロック">&lt;/form&gt;</text:p>
      <text:p text:style-name="コードブロック">&lt;a href="?_event_=onLogout"&gt;Logout&lt;/a&gt;</text:p>
      <text:p text:style-name="コードブロック"/>
      <text:p text:style-name="コードブロック">&lt;/body&gt;</text:p>
      <text:p text:style-name="コードブロック">&lt;/html&gt;</text:p>
      <text:p text:style-name="Text_20_body"/>
      <text:h text:style-name="Heading_20_3" text:outline-level="3">Access Test</text:h>
      <text:p text:style-name="Text_20_body"/>
      <text:p text:style-name="Text_20_body">Okay, now we are ready for accessing this applications and login/logout action.</text:p>
      <text:p text:style-name="Text_20_body">1st, access http://xhwlay-tutorial/login.php.</text:p>
      <text:p text:style-name="Text_20_body"><text:soft-page-break/></text:p>
      <text:p text:style-name="Text_20_body"><text:span text:style-name="T1">O</text:span>kay, we are start of page flow, so 1st login html page is displayed.</text:p>
      <text:p text:style-name="Text_20_body">Input user name and password as you like (there's no authenticate features in this tutorial, so, anyone can login/logout<text:span text:style-name="T1">:) )</text:span> and press "login" button.</text:p>
      <text:p text:style-name="Text_20_body">Now, we confirms "login" event occurrs and demo_event_login() was invoked, user id (md5 of user name and password) was stored in session, and assigned to renderer, finally, main.html is displayed.</text:p>
      <text:p text:style-name="Text_20_body"/>
      <text:p text:style-name="Text_20_body">Okay, now we push "reload" button of browser. you may see "Re-POST Confirmation "Message Box. push "OK".</text:p>
      <text:p text:style-name="Text_20_body">Humm...yes, now we are at "main" page. So, reloading this page lead to displaying main <text:span text:style-name="T1">view. And</text:span> we can confirm that session counter is counted up every time we reload this page.</text:p>
      <text:p text:style-name="Text_20_body"/>
      <text:p text:style-name="Text_20_body">Next, click "logout" button. We can confirm "logout" html.</text:p>
      <text:p text:style-name="Text_20_body">Then reload logouted page, now we can get "login" page again. Because logout page is the end of this story, bookmark is destroyed.</text:p>
      <text:p text:style-name="Text_20_body">So, When we reload this page, Xhwlay create new bookmark about this story and invoke start page action.</text:p>
      <text:p text:style-name="Text_20_body"/>
      <text:h text:style-name="Heading_20_2" text:outline-level="2">Next tutorial</text:h>
      <text:p text:style-name="Text_20_body"/>
      <text:p text:style-name="Text_20_body">Now, we learned basics of building Xhwlay web application.</text:p>
      <text:p text:style-name="Text_20_body">Next, we try to build a simple wizard application which has 5 pages for accepting and confirming user input.</text:p>
      <text:p text:style-name="Text_20_body"/>
      <text:h text:style-name="P7" text:outline-level="1">Part 2</text:h>
      <text:p text:style-name="Text_20_body"/>
      <text:p text:style-name="Text_20_body">This part describes simple wizard application using Xhwlay.</text:p>
      <text:p text:style-name="Text_20_body">You can obtain complete source codes and files from "sample" directory of Xhwlay archive.</text:p>
      <text:p text:style-name="Text_20_body"/>
      <text:h text:style-name="Heading_20_2" text:outline-level="2">Designing your page flow</text:h>
      <text:p text:style-name="Text_20_body"/>
      <text:p text:style-name="Text_20_body">In this tutorial, we try to make simple wizard application which has 5 pages.</text:p>
      <text:p text:style-name="Text_20_body">This wizard provides typical application form. Users input their name, email, zip-code, address, telephone number, age, <text:span text:style-name="T1">hobby. Input</text:span> form is separated to multiple pages. This application also has two pages, one for users to confirm their all input datas, two for application to action something and show result of action (ex. sending mail, database registration).</text:p>
      <text:p text:style-name="Text_20_body"/>
      <text:p text:style-name="Text_20_body">Here, we design pages like below:</text:p>
      <text:p text:style-name="Text_20_body">- page0 : Start page. Name, E-Mail input form.</text:p>
      <text:p text:style-name="Text_20_body">- page1 : Zip Code, Address, Telephone number input form.</text:p>
      <text:p text:style-name="Text_20_body">- page2 : Age, Hobby input form.</text:p>
      <text:p text:style-name="Text_20_body">- page3 : Confirmation page.</text:p>
      <text:p text:style-name="Text_20_body">- page4 : End page. Something was done.</text:p>
      <text:p text:style-name="Text_20_body"/>
      <text:p text:style-name="Text_20_body">Page 0 has a button to page1.</text:p>
      <text:p text:style-name="Text_20_body">Page 1 - 3 has two buttons to previous/next page.</text:p>
      <text:p text:style-name="Text_20_body">Page 4 has a button to back to page0.</text:p>
      <text:p text:style-name="Text_20_body"/>
      <text:p text:style-name="Text_20_body">Next, we consider how event does this page flow <text:span text:style-name="T1">needs. </text:span></text:p>
      <text:p text:style-name="Text_20_body"><text:span text:style-name="T1">In</text:span> consideration, all events can aggregate to one <text:span text:style-name="T1">event. All</text:span> events between page0 and page1, page1 and page2, page2 and page3 excepting page3 and page4, only store requested form datas to bookmark and <text:span text:style-name="T1">transit. Between</text:span> page3 and page4, because of demonstration sample, we doesn't need to implement "actions". So we can reuse a same event described above.</text:p>
      <text:p text:style-name="Text_20_body">This time, we don't implement any guards. It's not needed to demonstrate essence of Xhwlay's wizard application.</text:p>
      <text:p text:style-name="Text_20_body"/>
      <text:p text:style-name="Text_20_body">And we now decide view names.</text:p>
      <text:p text:style-name="Text_20_body"/>
      <text:p text:style-name="Text_20_body">- page0 : templates/main_page0.html</text:p>
      <text:p text:style-name="Text_20_body"><text:soft-page-break/>- page1 : templates/main_page1.html</text:p>
      <text:p text:style-name="Text_20_body">- page2 : templates/main_page2.html</text:p>
      <text:p text:style-name="Text_20_body">- page3 : templates/main_page3.html</text:p>
      <text:p text:style-name="Text_20_body">- page4 : templates/main_page4.html</text:p>
      <text:p text:style-name="Text_20_body"/>
      <text:p text:style-name="Text_20_body">Sorry, we now skip explanation of these htmls. These contents is similar to htmls of part1<text:span text:style-name="T1">, but little differenct. The differences are described following section, but detailing</text:span> <text:span text:style-name="T1">entire </text:span>htmls is not essence of this <text:span text:style-name="T1">text. Please</text:span> refer actual code in Xhwlay's archive.</text:p>
      <text:p text:style-name="Text_20_body"/>
      <text:h text:style-name="Heading_20_2" text:outline-level="2">Scratch a Xhwlay application</text:h>
      <text:p text:style-name="Text_20_body"/>
      <text:p text:style-name="Text_20_body">Here is scratch source <text:span text:style-name="T1">code : main.php.</text:span></text:p>
      <text:p text:style-name="コードブロック">&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Include.php');</text:p>
      <text:p text:style-name="コードブロック"/>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
      <text:p text:style-name="コードブロック">$configP = array(</text:p>
      <text:p text:style-name="コードブロック"><text:s text:c="4"/>"story" =&gt; array(</text:p>
      <text:p text:style-name="コードブロック"><text:s text:c="8"/>"name" =&gt; "Wizard Example",</text:p>
      <text:p text:style-name="コードブロック"><text:soft-page-break/><text:s text:c="8"/>"bookmark" =&gt; "on",</text:p>
      <text:p text:style-name="コードブロック"><text:s text:c="8"/>),</text:p>
      <text:p text:style-name="コードブロック"><text:s text:c="4"/>"page" =&gt; array(</text:p>
      <text:p text:style-name="コードブロック"><text:s text:c="8"/>"page4" =&gt; array(</text:p>
      <text:p text:style-name="コードブロック"><text:s text:c="12"/>"user_function" =&gt; "demo_page_page4",</text:p>
      <text:p text:style-name="コードブロック"><text:s text:c="12"/>"bookmark" =&gt; "last",</text:p>
      <text:p text:style-name="コードブロック"><text:s text:c="12"/>),</text:p>
      <text:p text:style-name="コードブロック"><text:s text:c="8"/>"page3" =&gt; array(</text:p>
      <text:p text:style-name="コードブロック"><text:s text:c="12"/>"user_function" =&gt; "demo_page_page3",</text:p>
      <text:p text:style-name="コードブロック"><text:s text:c="12"/>"event" =&gt; array(</text:p>
      <text:p text:style-name="コードブロック"><text:s text:c="16"/>"onSubmitPage4" =&gt; null,</text:p>
      <text:p text:style-name="コードブロック"><text:s text:c="16"/>"onBacktoPage2" =&gt; null,</text:p>
      <text:p text:style-name="コードブロック"><text:s text:c="16"/>),</text:p>
      <text:p text:style-name="コードブロック"><text:s text:c="12"/>),</text:p>
      <text:p text:style-name="コードブロック"><text:s text:c="8"/>"page2" =&gt; array(</text:p>
      <text:p text:style-name="コードブロック"><text:s text:c="12"/>"user_function" =&gt; "demo_page_page2",</text:p>
      <text:p text:style-name="コードブロック"><text:s text:c="12"/>"event" =&gt; array(</text:p>
      <text:p text:style-name="コードブロック"><text:s text:c="16"/>"onSubmitPage3" =&gt; null,</text:p>
      <text:p text:style-name="コードブロック"><text:s text:c="16"/>"onBacktoPage1" =&gt; null,</text:p>
      <text:p text:style-name="コードブロック"><text:s text:c="16"/>),</text:p>
      <text:p text:style-name="コードブロック"><text:s text:c="12"/>),</text:p>
      <text:p text:style-name="コードブロック"><text:s text:c="8"/>"page1" =&gt; array(</text:p>
      <text:p text:style-name="コードブロック"><text:s text:c="12"/>"user_function" =&gt; "demo_page_page1",</text:p>
      <text:p text:style-name="コードブロック"><text:s text:c="12"/>"event" =&gt; array(</text:p>
      <text:p text:style-name="コードブロック"><text:s text:c="16"/>"onSubmitPage2" =&gt; null,</text:p>
      <text:p text:style-name="コードブロック"><text:s text:c="16"/>"onBacktoPage0" =&gt; null,</text:p>
      <text:p text:style-name="コードブロック"><text:s text:c="16"/>),</text:p>
      <text:p text:style-name="コードブロック"><text:s text:c="12"/>),</text:p>
      <text:p text:style-name="コードブロック"><text:s text:c="8"/>"*" =&gt; array(</text:p>
      <text:p text:style-name="コードブロック"><text:s text:c="12"/>"user_function" =&gt; "demo_page_page0",</text:p>
      <text:p text:style-name="コードブロック"><text:s text:c="12"/>"event" =&gt; array(</text:p>
      <text:p text:style-name="コードブロック"><text:s text:c="16"/>"onSubmitPage1" =&gt; null,</text:p>
      <text:p text:style-name="コードブロック"><text:s text:c="16"/>),</text:p>
      <text:p text:style-name="コードブロック"><text:s text:c="12"/>),</text:p>
      <text:p text:style-name="コードブロック"><text:soft-page-break/><text:s text:c="8"/>),</text:p>
      <text:p text:style-name="コードブロック"><text:s text:c="4"/>"event" =&gt; array(</text:p>
      <text:p text:style-name="コードブロック"><text:s text:c="8"/>// go to next page</text:p>
      <text:p text:style-name="コードブロック"><text:s text:c="8"/>"onSubmitPage1" =&gt; array(</text:p>
      <text:p text:style-name="コードブロック"><text:s text:c="12"/>"user_function" =&gt; "demo_event_onSubmit",</text:p>
      <text:p text:style-name="コードブロック"><text:s text:c="12"/>"transit" =&gt; array("success" =&gt; "page1")),</text:p>
      <text:p text:style-name="コードブロック"><text:s text:c="8"/>"onSubmitPage2" =&gt; array(</text:p>
      <text:p text:style-name="コードブロック"><text:s text:c="12"/>"user_function" =&gt; "demo_event_onSubmit",</text:p>
      <text:p text:style-name="コードブロック"><text:s text:c="12"/>"transit" =&gt; array("success" =&gt; "page2")),</text:p>
      <text:p text:style-name="コードブロック"><text:s text:c="8"/>"onSubmitPage3" =&gt; array(</text:p>
      <text:p text:style-name="コードブロック"><text:s text:c="12"/>"user_function" =&gt; "demo_event_onSubmit",</text:p>
      <text:p text:style-name="コードブロック"><text:s text:c="12"/>"transit" =&gt; array("success" =&gt; "page3")),</text:p>
      <text:p text:style-name="コードブロック"><text:s text:c="8"/>"onSubmitPage4" =&gt; array(</text:p>
      <text:p text:style-name="コードブロック"><text:s text:c="12"/>"user_function" =&gt; "demo_event_onSubmit",</text:p>
      <text:p text:style-name="コードブロック"><text:s text:c="12"/>"transit" =&gt; array("success" =&gt; "page4")),</text:p>
      <text:p text:style-name="コードブロック"/>
      <text:p text:style-name="コードブロック"><text:s text:c="8"/>// back to previous page</text:p>
      <text:p text:style-name="コードブロック"><text:s text:c="8"/>"onBacktoPage2" =&gt; array(</text:p>
      <text:p text:style-name="コードブロック"><text:s text:c="12"/>"user_function" =&gt; "demo_event_onSubmit",</text:p>
      <text:p text:style-name="コードブロック"><text:s text:c="12"/>"transit" =&gt; array("success" =&gt; "page2")),</text:p>
      <text:p text:style-name="コードブロック"><text:s text:c="8"/>"onBacktoPage1" =&gt; array(</text:p>
      <text:p text:style-name="コードブロック"><text:s text:c="12"/>"user_function" =&gt; "demo_event_onSubmit",</text:p>
      <text:p text:style-name="コードブロック"><text:s text:c="12"/>"transit" =&gt; array("success" =&gt; "page1")),</text:p>
      <text:p text:style-name="コードブロック"><text:s text:c="8"/>"onBacktoPage0" =&gt; array(</text:p>
      <text:p text:style-name="コードブロック"><text:s text:c="12"/>"user_function" =&gt; "demo_event_onSubmit",</text:p>
      <text:p text:style-name="コードブロック"><text:s text:c="12"/>"transit" =&gt; array("success" =&gt; "*")),</text:p>
      <text:p text:style-name="コードブロック"><text:s text:c="8"/>),</text:p>
      <text:p text:style-name="コードブロック"><text:s text:c="4"/>);</text:p>
      <text:p text:style-name="コードブロック"/>
      <text:p text:style-name="コードブロック">$renderer =&amp; new Xhwlay_Renderer_Include();</text:p>
      <text:p text:style-name="コードブロック">$config =&amp; new Xhwlay_Config_PHPArray($configP);</text:p>
      <text:p text:style-name="コードブロック"/>
      <text:p text:style-name="コードブロック">// setup "setup" hooks (executed before Xhwlay)</text:p>
      <text:p text:style-name="コードブロック">$h1 =&amp; Xhwlay_Hook::getInstance(XHWLAY_RUNNER_HOOK_SETUP);</text:p>
      <text:p text:style-name="コードブロック"><text:soft-page-break/>$h1-&gt;pushCallback("demo_hook_setup_session");</text:p>
      <text:p text:style-name="コードブロック"/>
      <text:p text:style-name="コードブロック">// setup "terminate" hooks (executed after Xhwlay)</text:p>
      <text:p text:style-name="コードブロック">$h2 =&amp; Xhwlay_Hook::getInstance(XHWLAY_RUNNER_HOOK_TERMINATE);</text:p>
      <text:p text:style-name="コードブロック">$h2-&gt;pushCallback("demo_hook_terminate");</text:p>
      <text:p text:style-name="コードブロック"/>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echo $runner-&gt;run();</text:p>
      <text:p text:style-name="コードブロック"/>
      <text:p text:style-name="コードブロック">function demo_hook_setup_session($hook, &amp;$runner) {</text:p>
      <text:p text:style-name="コードブロック"><text:s text:c="4"/>session_start();</text:p>
      <text:p text:style-name="コードブロック"/>
      <text:p text:style-name="コードブロック"><text:s text:c="4"/>$bcid = isset($_SESSION['bcid']) ? $_SESSION['bcid'] : "";</text:p>
      <text:p text:style-name="コードブロック"><text:s text:c="4"/>// get Event from request parameters.</text:p>
      <text:p text:style-name="コードブロック"><text:s text:c="4"/>$event = '';</text:p>
      <text:p text:style-name="コードブロック"><text:s text:c="4"/>foreach ($_REQUEST as $_k =&gt; $_v) {</text:p>
      <text:p text:style-name="コードブロック"><text:s text:c="8"/>if (preg_match('/^_event_(\w+)$/', $_k, $m)) {</text:p>
      <text:p text:style-name="コードブロック"><text:s text:c="12"/>$event = $m[1];</text:p>
      <text:p text:style-name="コードブロック"><text:s text:c="8"/>}</text:p>
      <text:p text:style-name="コードブロック"><text:s text:c="4"/>}</text:p>
      <text:p text:style-name="コードブロック"/>
      <text:p text:style-name="コードブロック"><text:s text:c="4"/>Xhwlay_Var::set(XHWLAY_VAR_KEY_BCID, $bcid);</text:p>
      <text:p text:style-name="コードブロック"><text:s text:c="4"/>Xhwlay_Var::set(XHWLAY_VAR_KEY_EVENT, $event);</text:p>
      <text:p text:style-name="コードブロック">}</text:p>
      <text:p text:style-name="コードブロック"/>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oft-page-break/><text:s text:c="8"/>$_SESSION['bcid'] = $bcid;</text:p>
      <text:p text:style-name="コードブロック"><text:s text:c="4"/>}</text:p>
      <text:p text:style-name="コードブロック">}</text:p>
      <text:p text:style-name="コードブロック"/>
      <text:p text:style-name="コードブロック">function demo_page_page4(&amp;$runner, $page, &amp;$bookmark, $params) {</text:p>
      <text:p text:style-name="コードブロック"><text:s text:c="4"/>return "templates/main_page4.html";</text:p>
      <text:p text:style-name="コードブロック">}</text:p>
      <text:p text:style-name="コードブロック"/>
      <text:p text:style-name="コードブロック">function demo_page_page3(&amp;$runner, $page, &amp;$bookmark, $params) {</text:p>
      <text:p text:style-name="コードブロック"><text:s text:c="4"/>return "templates/main_page3.html";</text:p>
      <text:p text:style-name="コードブロック">}</text:p>
      <text:p text:style-name="コードブロック"/>
      <text:p text:style-name="コードブロック">function demo_page_page2(&amp;$runner, $page, &amp;$bookmark, $params) {</text:p>
      <text:p text:style-name="コードブロック"><text:s text:c="4"/>return "templates/main_page2.html";</text:p>
      <text:p text:style-name="コードブロック">}</text:p>
      <text:p text:style-name="コードブロック"/>
      <text:p text:style-name="コードブロック">function demo_page_page1(&amp;$runner, $page, &amp;$bookmark, $params) {</text:p>
      <text:p text:style-name="コードブロック"><text:s text:c="4"/>return "templates/main_page1.html";</text:p>
      <text:p text:style-name="コードブロック">}</text:p>
      <text:p text:style-name="コードブロック"/>
      <text:p text:style-name="コードブロック">function demo_page_page0(&amp;$runner, $page, &amp;$bookmark, $params) {</text:p>
      <text:p text:style-name="コードブロック"><text:s text:c="4"/>return "templates/main_page0.html";</text:p>
      <text:p text:style-name="コードブロック">}</text:p>
      <text:p text:style-name="コードブロック"/>
      <text:p text:style-name="コードブロック">function demo_event_onSubmit(&amp;$runner, $event, &amp;$bookmark, $params)</text:p>
      <text:p text:style-name="コードブロック">{</text:p>
      <text:p text:style-name="コードブロック"><text:s text:c="4"/>$vars = array(</text:p>
      <text:p text:style-name="コードブロック"><text:s text:c="8"/>"name", "email", // input at "*"</text:p>
      <text:p text:style-name="コードブロック"><text:s text:c="8"/>"zip", "address", "telephone", // input at "page1"</text:p>
      <text:p text:style-name="コードブロック"><text:s text:c="8"/>"age", "hobby", // input at "page2"</text:p>
      <text:p text:style-name="コードブロック"><text:s text:c="8"/>);</text:p>
      <text:p text:style-name="コードブロック"/>
      <text:p text:style-name="コードブロック"><text:s text:c="4"/>foreach ($vars as $_k) {</text:p>
      <text:p text:style-name="コードブロック"><text:s text:c="8"/>if (isset($_REQUEST[$_k])) {</text:p>
      <text:p text:style-name="コードブロック"><text:soft-page-break/><text:s text:c="12"/>$bookmark-&gt;set($_k, $_REQUEST[$_k]);</text:p>
      <text:p text:style-name="コードブロック"><text:s text:c="8"/>}</text:p>
      <text:p text:style-name="コードブロック"><text:s text:c="4"/>}</text:p>
      <text:p text:style-name="コードブロック"><text:s text:c="4"/>return "success";</text:p>
      <text:p text:style-name="コードブロック">}</text:p>
      <text:p text:style-name="コードブロック">?&gt;</text:p>
      <text:p text:style-name="Text_20_body"/>
      <text:p text:style-name="Text_20_body">Most part of this source code is similar to login.php (part1)<text:span text:style-name="T1">, But demo_hook_setup_session() has little changes.</text:span></text:p>
      <text:p text:style-name="Text_20_body">We describe detail of event action<text:span text:style-name="T1"> first, second describe demo_hook_setup_session()'s little changes and html differences between Part 1 and Part 2.</text:span></text:p>
      <text:p text:style-name="Text_20_body"/>
      <text:h text:style-name="Heading_20_3" text:outline-level="3">Event action of Wizard application example</text:h>
      <text:p text:style-name="Text_20_body"/>
      <text:p text:style-name="Text_20_body">In above page flow, all the event actions commonly use <text:span text:style-name="T2">"demo_event_onSubmit"</text:span>.</text:p>
      <text:p text:style-name="Text_20_body">So we define form names as array "$vars", and loop it against $_REQUEST, retrieve value, and save it in bookmark.</text:p>
      <text:p text:style-name="Text_20_body">And this event action only returns "success". Actual transit is switched at page flow configuration.</text:p>
      <text:p text:style-name="Text_20_body">For example, page1 accepts "onSubmitPage2" and "onBacktoPage0" event:</text:p>
      <text:p text:style-name="コードブロック">"page1" =&gt; array(</text:p>
      <text:p text:style-name="コードブロック"><text:s text:c="4"/>"user_function" =&gt; "demo_page_page1",</text:p>
      <text:p text:style-name="コードブロック"><text:s text:c="4"/>"event" =&gt; array(</text:p>
      <text:p text:style-name="コードブロック"><text:s text:c="8"/>"onSubmitPage2" =&gt; null,</text:p>
      <text:p text:style-name="コードブロック"><text:s text:c="8"/>"onBacktoPage0" =&gt; null,</text:p>
      <text:p text:style-name="コードブロック"><text:s text:c="8"/>),</text:p>
      <text:p text:style-name="コードブロック"><text:s text:c="4"/>),</text:p>
      <text:p text:style-name="Text_20_body"/>
      <text:p text:style-name="Text_20_body">See "onSubmitPage2", "success" is mapped to "page2".</text:p>
      <text:p text:style-name="コードブロック">"onSubmitPage2" =&gt; array(</text:p>
      <text:p text:style-name="コードブロック"><text:s text:c="4"/>"user_function" =&gt; "demo_event_onSubmit",</text:p>
      <text:p text:style-name="コードブロック"><text:s text:c="4"/>"transit" =&gt; array("success" =&gt; "page2")),</text:p>
      <text:p text:style-name="Text_20_body"/>
      <text:p text:style-name="Text_20_body">If "onBacktoPage0", "success" is mapped to "page0", so Xhwlay transit to page0.</text:p>
      <text:p text:style-name="コードブロック">"onBacktoPage0" =&gt; array(</text:p>
      <text:p text:style-name="コードブロック"><text:soft-page-break/><text:s text:c="4"/>"user_function" =&gt; "demo_event_onSubmit",</text:p>
      <text:p text:style-name="コードブロック"><text:s text:c="4"/>"transit" =&gt; array("success" =&gt; "*")),</text:p>
      <text:p text:style-name="Text_20_body"/>
      <text:h text:style-name="P19" text:outline-level="3">demo_hook_setup_session() and template html's little changes</text:h>
      <text:p text:style-name="Text_20_body"/>
      <text:p text:style-name="P11">Review demo_hook_setup_session() between Part1 and Part2 again.</text:p>
      <text:p text:style-name="P10">Part 1(login.php)</text:p>
      <text:p text:style-name="コードブロック">function demo_hook_setup_session($hook, &amp;$runner)<text:line-break/>{</text:p>
      <text:p text:style-name="P12"><text:s text:c="4"/>...</text:p>
      <text:p text:style-name="コードブロック"><text:s text:c="4"/>// get Event from request parameters.</text:p>
      <text:p text:style-name="コードブロック"><text:s text:c="4"/>$event = isset($_REQUEST['_event_']) ? $_REQUEST['_event_'] : "";</text:p>
      <text:p text:style-name="コードブロック"><text:s text:c="4"/><text:span text:style-name="T1">...</text:span></text:p>
      <text:p text:style-name="コードブロック">}</text:p>
      <text:p text:style-name="P10">Part 2(main.php)</text:p>
      <text:p text:style-name="コードブロック">function demo_hook_setup_session($hook, &amp;$runner)</text:p>
      <text:p text:style-name="コードブロック">{</text:p>
      <text:p text:style-name="コードブロック"><text:s text:c="4"/>...</text:p>
      <text:p text:style-name="コードブロック"><text:s text:c="4"/>// get Event from request parameters.</text:p>
      <text:p text:style-name="コードブロック"><text:s text:c="4"/>$event = '';</text:p>
      <text:p text:style-name="コードブロック"><text:s text:c="4"/>foreach ($_REQUEST as $_k =&gt; $_v) {</text:p>
      <text:p text:style-name="コードブロック"><text:s text:c="8"/>if (preg_match('/^_event_(\w+)$/', $_k, $m)) {</text:p>
      <text:p text:style-name="コードブロック"><text:s text:c="12"/>$event = $m[1];</text:p>
      <text:p text:style-name="コードブロック"><text:s text:c="8"/>}</text:p>
      <text:p text:style-name="コードブロック"><text:s text:c="4"/>}</text:p>
      <text:p text:style-name="コードブロック"><text:s text:c="4"/>...</text:p>
      <text:p text:style-name="コードブロック">}</text:p>
      <text:p text:style-name="P11"/>
      <text:p text:style-name="P11">Why these modification is needed at Part 2, main.php ? Because most pages of Part 2 has 2 buttons, "Back to previous", "Go to next" page button, so we must distinguish requests from two or more buttons by setting "name" attribute of '&lt;input type="submit"&gt;' button "_event_[Event Name]" like following html.</text:p>
      <text:p text:style-name="P10">templates/main_page1.html</text:p>
      <text:p text:style-name="コードブロック">...</text:p>
      <text:p text:style-name="コードブロック"><text:soft-page-break/>&lt;input type="submit" name="_event_onBacktoPage0" value="&amp;lt;&amp;lt; Page 0" /&gt;</text:p>
      <text:p text:style-name="コードブロック">&lt;input type="submit" name="_event_onSubmitPage2" value="&amp;gt;&amp;gt; Page 2" /&gt;</text:p>
      <text:p text:style-name="コードブロック">...</text:p>
      <text:p text:style-name="P11">Now, we loop requested parameters key, and if key matches "_event_[Event Name]" pattern, retrieve "[Event Name]" part, and use it.</text:p>
      <text:p text:style-name="P11">In Xhwlay-0.9.0's sample and document uses "&lt;button&gt;" tags. But this was developer(msakamoto-sf)'s mistake. msakamoto-sf is foolish, didn't know multiple "&lt;button&gt;" tag is not supported correctrly in Internet Explorer. So, 0.9.0's sample doesn't work correct in Internet Explorer.</text:p>
      <text:p text:style-name="P11">This problem is solved by upper codes in Xhwlay-0.9.1</text:p>
      <text:p text:style-name="Text_20_body"/>
      <text:h text:style-name="Heading_20_2" text:outline-level="2">Build a Xhwlay application</text:h>
      <text:p text:style-name="Text_20_body"/>
      <text:p text:style-name="Text_20_body">Now, we build remaining parts of source code.</text:p>
      <text:p text:style-name="Text_20_body"/>
      <text:h text:style-name="Heading_20_3" text:outline-level="3">Implementing page actions</text:h>
      <text:p text:style-name="Text_20_body"/>
      <text:p text:style-name="Text_20_body">For this wizard example, page action is simple. It only set user data stored in bookmark to renderer.</text:p>
      <text:p text:style-name="Text_20_body">Here is demo_page_page0() code:</text:p>
      <text:p text:style-name="コードブロック">function demo_page_page0(&amp;$runner, $page, &amp;$bookmark, $params) {</text:p>
      <text:p text:style-name="コードブロック"><text:s text:c="4"/>$renderer =&amp; $runner-&gt;getRenderer();</text:p>
      <text:p text:style-name="コードブロック"><text:s text:c="4"/>$renderer-&gt;set('f_name', $bookmark-&gt;get('name'));</text:p>
      <text:p text:style-name="コードブロック"><text:s text:c="4"/>$renderer-&gt;set('f_email', $bookmark-&gt;get('email'));</text:p>
      <text:p text:style-name="コードブロック"><text:s text:c="4"/>return "templates/main_page0.html";</text:p>
      <text:p text:style-name="コードブロック">}</text:p>
      <text:p text:style-name="Text_20_body"/>
      <text:p text:style-name="Text_20_body">Other page actions (page1 - 3) are similar to this. See actual source code included in Xhwlay archive.</text:p>
      <text:p text:style-name="Text_20_body"/>
      <text:h text:style-name="Heading_20_3" text:outline-level="3">Against "Reload" problem.</text:h>
      <text:p text:style-name="Text_20_body"/>
      <text:p text:style-name="Text_20_body">Now, we can use wizard application. Playing with it, if you click browser's "Reload" button, "RE-POST" dialog box is shown.</text:p>
      <text:p text:style-name="Text_20_body">Okay, let's append sending "Location" header code against this dialog box.</text:p>
      <text:p text:style-name="Text_20_body"/>
      <text:p text:style-name="Text_20_body"><text:soft-page-break/>Edit demo_event_onSubmit() like below:</text:p>
      <text:p text:style-name="コードブロック">function demo_event_onSubmit(&amp;$runner, $event, &amp;$bookmark, $params) {</text:p>
      <text:p text:style-name="コードブロック"><text:s text:c="4"/>$vars = array(</text:p>
      <text:p text:style-name="コードブロック"><text:s text:c="8"/>...</text:p>
      <text:p text:style-name="コードブロック"><text:s text:c="8"/>);</text:p>
      <text:p text:style-name="コードブロック"><text:s text:c="4"/>foreach ($vars as $_k) {</text:p>
      <text:p text:style-name="コードブロック"><text:s text:c="8"/>...</text:p>
      <text:p text:style-name="コードブロック"><text:s text:c="4"/>}</text:p>
      <text:p text:style-name="コードブロック"><text:s text:c="4"/>// append start</text:p>
      <text:p text:style-name="コードブロック"><text:s text:c="4"/>header("Location: http://Xhwlay-tutorial/main.php");</text:p>
      <text:p text:style-name="コードブロック"><text:s text:c="4"/>$runner-&gt;wipeout();</text:p>
      <text:p text:style-name="コードブロック"><text:s text:c="4"/>// append end</text:p>
      <text:p text:style-name="コードブロック"><text:s text:c="4"/>return "success";</text:p>
      <text:p text:style-name="コードブロック">}</text:p>
      <text:p text:style-name="Text_20_body"/>
      <text:p text:style-name="Text_20_body"><text:span text:style-name="Source_20_Text">wipeout()</text:span> forces Xhwlay not to invoke page action and view rendering. This leads outputting no HTTP body entity.</text:p>
      <text:p text:style-name="Text_20_body">So, browsers redirects to main.php by GET method.</text:p>
      <text:p text:style-name="Text_20_body">Let's start wizard.</text:p>
      <text:p text:style-name="Text_20_body">- page 0 <text:span text:style-name="T1">→</text:span> page1 : okay.</text:p>
      <text:p text:style-name="Text_20_body">- page 1 <text:span text:style-name="T1">→</text:span> page2 : okay.</text:p>
      <text:p text:style-name="Text_20_body">- page 2 <text:span text:style-name="T1">→</text:span> page3 : okay.</text:p>
      <text:p text:style-name="Text_20_body">- page 3 <text:span text:style-name="T1">→</text:span> page0 : ?? where's page4?</text:p>
      <text:p text:style-name="Text_20_body"/>
      <text:p text:style-name="Text_20_body">Remember page 4 is a end page. So, "onSubmitPage4", bookmark is cleared, and, send "Location" headers, then, bookmark is regenerated and finally page0 is invoked.</text:p>
      <text:p text:style-name="Text_20_body">How to solve this problem ? </text:p>
      <text:p text:style-name="Text_20_body">As one of many ways to solve it, we add "send_location_header" key to "onSubmitPage4" event and set its value false.</text:p>
      <text:p text:style-name="コードブロック">"onSubmitPage4" =&gt; array(</text:p>
      <text:p text:style-name="コードブロック"><text:s text:c="4"/>"user_function" =&gt; "demo_event_onSubmit",</text:p>
      <text:p text:style-name="コードブロック"><text:s text:c="4"/>"transit" =&gt; array("success" =&gt; "page4")),</text:p>
      <text:p text:style-name="コードブロック">→</text:p>
      <text:p text:style-name="コードブロック">"onSubmitPage4" =&gt; array(</text:p>
      <text:p text:style-name="コードブロック"><text:span text:style-name="T1"><text:s/></text:span><text:s text:c="3"/>"user_function" =&gt; "demo_event_onSubmit",</text:p>
      <text:p text:style-name="コードブロック"><text:soft-page-break/><text:s text:c="4"/>"send_location_header" =&gt; false,</text:p>
      <text:p text:style-name="コードブロック"><text:s text:c="4"/>"transit" =&gt; array("success" =&gt; "page4")),</text:p>
      <text:p text:style-name="Text_20_body"/>
      <text:p text:style-name="Text_20_body">And edit demo_event_onSubmit() like below:</text:p>
      <text:p text:style-name="コードブロック">header("Location: http://Xhwlay-tutorial/main.php");</text:p>
      <text:p text:style-name="コードブロック">$runner-&gt;wipeout();</text:p>
      <text:p text:style-name="コードブロック">→</text:p>
      <text:p text:style-name="コードブロック">if (!isset($params['send_location_header']) || </text:p>
      <text:p text:style-name="コードブロック"><text:s text:c="4"/>$params['send_location_header'] == true) {</text:p>
      <text:p text:style-name="コードブロック"><text:s text:c="4"/>header("Location: http://Xhwlay-tutorial/main.php");</text:p>
      <text:p text:style-name="コードブロック"><text:s text:c="4"/>$runner-&gt;wipeout();</text:p>
      <text:p text:style-name="コードブロック">}</text:p>
      <text:p text:style-name="Text_20_body"/>
      <text:p text:style-name="Text_20_body">When "onSubmitPage4" is invoked, $params arg includes "send_location_header" entry and value is <text:span text:style-name="T1">false. So</text:span>, header() and wipeout() is not called, page4 is displayed.</text:p>
      <text:p text:style-name="Text_20_body">When other events occurrs, $params arg doesn't include above entry, so header() and wipeout() is called, GET method occurrs.</text:p>
      <text:p text:style-name="Text_20_body"/>
      <text:h text:style-name="Heading_20_2" text:outline-level="2">Appendix : login/logout combination.</text:h>
      <text:p text:style-name="Text_20_body"/>
      <text:p text:style-name="Text_20_body">Okay, now, let's combine login.php and main.php. <text:span text:style-name="T1"><text:s/></text:span>Append login/logout feature to main.php by redirecting to login.php when user_is is not found in $_SESSION vars.</text:p>
      <text:p text:style-name="Text_20_body"/>
      <text:p text:style-name="Text_20_body">Append "demo_hook_setup_auth()" function to main.php : </text:p>
      <text:p text:style-name="コードブロック">function demo_hook_setup_auth($hook, &amp;$runner) {</text:p>
      <text:p text:style-name="コードブロック"><text:s text:c="4"/>if (!isset($_SESSION['user_id'])) {</text:p>
      <text:p text:style-name="コードブロック"><text:s text:c="8"/>// If not logined yet, send "Location" header and ...</text:p>
      <text:p text:style-name="コードブロック"><text:s text:c="8"/>header("Location: http://Xhwlay-tutorial/login.php");</text:p>
      <text:p text:style-name="コードブロック"><text:s text:c="8"/>// and, restrain continuous page action invoking, terminate.</text:p>
      <text:p text:style-name="コードブロック"><text:s text:c="8"/>$runner-&gt;wipeout();</text:p>
      <text:p text:style-name="コードブロック"><text:s text:c="4"/>}</text:p>
      <text:p text:style-name="コードブロック">}</text:p>
      <text:p text:style-name="Text_20_body">Then, where to call above function ? We decide to call it just after session starting.</text:p>
      <text:p text:style-name="Text_20_body">Yes, Add this function to "setup" hook.</text:p>
      <text:p text:style-name="コードブロック"><text:soft-page-break/>$h1 =&amp; Xhwlay_Hook::getInstance(XHWLAY_RUNNER_HOOK_SETUP);</text:p>
      <text:p text:style-name="コードブロック">$h1-&gt;pushCallback("demo_hook_setup_session");</text:p>
      <text:p text:style-name="コードブロック">$h1-&gt;pushCallback("demo_hook_setup_auth"); // add this line</text:p>
      <text:p text:style-name="Text_20_body">Okay, we get login/logout feature. </text:p>
      <text:p text:style-name="Text_20_body"/>
      <text:h text:style-name="Heading_20_2" text:outline-level="2">Next tutorial </text:h>
      <text:p text:style-name="Text_20_body"/>
      <text:p text:style-name="Text_20_body">Now we can build our own Xhwlay <text:span text:style-name="T1">application. But</text:span> there are some tips and features of Xhwlay which are not described <text:span text:style-name="T1">yet. For</text:span> example, How to call class method as action ? What happens when we set "bookmark" in story configuration as "false" ?</text:p>
      <text:p text:style-name="Text_20_body">Part 3 include these topics. And, demonstrate that you can also use Xhwlay as "action-page mapping" old-type page controller.</text:p>
      <text:h text:style-name="P7" text:outline-level="1">Part 3</text:h>
      <text:p text:style-name="Text_20_body"/>
      <text:p text:style-name="Text_20_body">This part describes remaining feature of Xhwlay.</text:p>
      <text:p text:style-name="Text_20_body">Xhwlay provides not only event driven oriented stateful page flow, but also typical "action-page mapping" page <text:span text:style-name="T1">controller. But</text:span> remember it, Xhwlay is mainly aimed to build event driven page flow application. <text:span text:style-name="T1"><text:s/></text:span>"Action-page mapping" feature which described later in this tutorial is merely optional feature in Xhwlay.</text:p>
      <text:p text:style-name="Text_20_body">You can obtain complete source codes and files from "sample" directory of Xhwlay archive.</text:p>
      <text:p text:style-name="Text_20_body"/>
      <text:h text:style-name="Heading_20_2" text:outline-level="2">Typical mechanism of "Action-page mapping" application</text:h>
      <text:p text:style-name="Text_20_body"/>
      <text:p text:style-name="Text_20_body">First, let's review typical mechanism of "Action-page mapping" application in PHP.</text:p>
      <text:p text:style-name="Text_20_body"/>
      <text:p text:style-name="Text_20_body">It is simple.</text:p>
      <text:p text:style-name="Text_20_body">1st, an application has one entry point php file (like index.php).</text:p>
      <text:p text:style-name="Text_20_body">2nd, a user request above entry point with an "action" parameter.</text:p>
      <text:p text:style-name="Text_20_body">3rd, a requested entry point invokes controller logic and get "mapping" which associates "action" with actual class.</text:p>
      <text:p text:style-name="Text_20_body">4th, the controller loads actual class and invokes method which name is decided by controller.</text:p>
      <text:p text:style-name="Text_20_body">5th, next, controller invokes "View" component (like plain HTML/PHP file, Smarty or else other template engine.).</text:p>
      <text:p text:style-name="Text_20_body">6th, a user get response from controller.</text:p>
      <text:p text:style-name="Text_20_body"/>
      <text:p text:style-name="Text_20_body">The main concept of "Action-page mapping" is "mapping" of "action" and actual <text:span text:style-name="T1">class. What</text:span> action should be invoked depends on user's request. So, this mechanism can be called "stateless".</text:p>
      <text:p text:style-name="Text_20_body">Xhwlay provides unique feature about it. Yes, "Bookmark" is that. Xhwlay can store, save, and load "In which page am I ?".</text:p>
      <text:p text:style-name="Text_20_body">You can use "Action-page mapping" in "stateful" by using Xhwlay.</text:p>
      <text:p text:style-name="Text_20_body">Surely, you can also build "stateless" application by Xhwlay.</text:p>
      <text:p text:style-name="Text_20_body"/>
      <text:h text:style-name="Heading_20_2" text:outline-level="2">Designing your page flow</text:h>
      <text:p text:style-name="Text_20_body"/>
      <text:p text:style-name="Text_20_body">You can design page flow in same way as you do at tutorial <text:span text:style-name="T1">Part 1, 2</text:span>.</text:p>
      <text:p text:style-name="Text_20_body"><text:soft-page-break/>Some differences is here:</text:p>
      <text:p text:style-name="Text_20_body">- You don't have to consider about "Event" actions.</text:p>
      <text:p text:style-name="Text_20_body">- You must substitute "Barrier" actions for "Guard".</text:p>
      <text:p text:style-name="Text_20_body">- You can limit page<text:span text:style-name="T1"> transition</text:span> which should be transit from current page.</text:p>
      <text:p text:style-name="Text_20_body"/>
      <text:p text:style-name="Text_20_body">Okay, let's design page flow for this tutorial.</text:p>
      <text:p text:style-name="Text_20_body">We now consider 3 pages as following:</text:p>
      <text:p text:style-name="Text_20_body">- default : default page. from this page, user can transit only to page1.</text:p>
      <text:p text:style-name="Text_20_body">- page1 : from this page, user can transit only to page0 and page2.<text:span text:style-name="T1"> </text:span>When user transits to page2, "Barrier" action invokes. This "Barrier" action checks whether the value of "barrier" request is "pass" or not.</text:p>
      <text:p text:style-name="Text_20_body">- page2 : from this page, user can transit only to page1 and page3.</text:p>
      <text:p text:style-name="Text_20_body">- page3 : end page.</text:p>
      <text:p text:style-name="Text_20_body"/>
      <text:p text:style-name="Text_20_body">To simplify demonstration, we don't do anything special in each page actions. <text:span text:style-name="T1"><text:s/></text:span>Each page actions only assign current page name <text:span text:style-name="T1">to</text:span> renderer instance. </text:p>
      <text:p text:style-name="Text_20_body">Each page actions share a template file which only show which page am I and some other informations.</text:p>
      <text:p text:style-name="Text_20_body">We now decide view names.</text:p>
      <text:p text:style-name="Text_20_body"/>
      <text:p text:style-name="Text_20_body">- all pages : templates/pages_default.html</text:p>
      <text:p text:style-name="Text_20_body"/>
      <text:p text:style-name="Text_20_body">Sorry, we now skip explanation of these htmls. These contents is similar to htmls of part1, and describing details of htmls is not essence of this text.</text:p>
      <text:p text:style-name="Text_20_body">Please refer actual code in Xhwlay's archive.</text:p>
      <text:p text:style-name="Text_20_body"/>
      <text:h text:style-name="Heading_20_2" text:outline-level="2">Scratch a Xhwlay application</text:h>
      <text:p text:style-name="Text_20_body"/>
      <text:p text:style-name="Text_20_body">How to defining "action-page mapping" page flow in Xhwlay ?</text:p>
      <text:p text:style-name="Text_20_body">Okay, here's the <text:span text:style-name="T1">answer : pages.php.</text:span></text:p>
      <text:p text:style-name="コードブロック">&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text:soft-page-break/></text:p>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Include.php');</text:p>
      <text:p text:style-name="コードブロック"/>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
      <text:p text:style-name="コードブロック">$configP = array(</text:p>
      <text:p text:style-name="コードブロック"><text:s text:c="4"/>"story" =&gt; array(</text:p>
      <text:p text:style-name="コードブロック"><text:s text:c="8"/>"name" =&gt; "Page Oriented Example",</text:p>
      <text:p text:style-name="コードブロック"><text:s text:c="8"/>"bookmark" =&gt; "on",</text:p>
      <text:p text:style-name="コードブロック"><text:s text:c="8"/>),</text:p>
      <text:p text:style-name="コードブロック"><text:s text:c="4"/>"page" =&gt; array(</text:p>
      <text:p text:style-name="コードブロック"><text:s text:c="8"/>"page3" =&gt; array(</text:p>
      <text:p text:style-name="コードブロック"><text:s text:c="11"/>"user_function" =&gt; "demo_page_userfunc",</text:p>
      <text:p text:style-name="コードブロック"><text:s text:c="12"/>"bookmark" =&gt; "last",</text:p>
      <text:p text:style-name="コードブロック"><text:s text:c="12"/>),</text:p>
      <text:p text:style-name="コードブロック"><text:s text:c="8"/>"page2" =&gt; array(</text:p>
      <text:p text:style-name="コードブロック"><text:s text:c="11"/>"user_function" =&gt; "demo_page_userfunc",</text:p>
      <text:p text:style-name="コードブロック"><text:s text:c="12"/>"next" =&gt; array(</text:p>
      <text:p text:style-name="コードブロック"><text:s text:c="16"/>"page3" =&gt; null,</text:p>
      <text:p text:style-name="コードブロック"><text:s text:c="16"/>"page1" =&gt; null,</text:p>
      <text:p text:style-name="コードブロック"><text:s text:c="16"/>),</text:p>
      <text:p text:style-name="コードブロック"><text:s text:c="12"/>),</text:p>
      <text:p text:style-name="コードブロック"><text:s text:c="8"/>"page1" =&gt; array(</text:p>
      <text:p text:style-name="コードブロック"><text:s text:c="11"/>"user_function" =&gt; "demo_page_userfunc",</text:p>
      <text:p text:style-name="コードブロック"><text:s text:c="12"/>"next" =&gt; array(</text:p>
      <text:p text:style-name="コードブロック"><text:s text:c="16"/>"page2" =&gt; "barrier_sample",</text:p>
      <text:p text:style-name="コードブロック"><text:soft-page-break/><text:s text:c="16"/>"page0" =&gt; null,</text:p>
      <text:p text:style-name="コードブロック"><text:s text:c="16"/>),</text:p>
      <text:p text:style-name="コードブロック"><text:s text:c="12"/>),</text:p>
      <text:p text:style-name="コードブロック"><text:s text:c="8"/>"*" =&gt; array(</text:p>
      <text:p text:style-name="コードブロック"><text:s text:c="11"/>"user_function" =&gt; "demo_page_userfunc",</text:p>
      <text:p text:style-name="コードブロック"><text:s text:c="12"/>"next" =&gt; array(</text:p>
      <text:p text:style-name="コードブロック"><text:s text:c="16"/>"page1" =&gt; null,</text:p>
      <text:p text:style-name="コードブロック"><text:s text:c="16"/>),</text:p>
      <text:p text:style-name="コードブロック"><text:s text:c="12"/>),</text:p>
      <text:p text:style-name="コードブロック"><text:s text:c="8"/>),</text:p>
      <text:p text:style-name="コードブロック"><text:s text:c="4"/>"barrier" =&gt; array(</text:p>
      <text:p text:style-name="コードブロック"><text:s text:c="8"/>"barrier_sample" =&gt; array(</text:p>
      <text:p text:style-name="コードブロック"><text:s text:c="12"/>"user_function" =&gt; "demo_barrier",</text:p>
      <text:p text:style-name="コードブロック"><text:s text:c="12"/>),</text:p>
      <text:p text:style-name="コードブロック"><text:s text:c="8"/>),</text:p>
      <text:p text:style-name="コードブロック"><text:s text:c="4"/>);</text:p>
      <text:p text:style-name="コードブロック"/>
      <text:p text:style-name="コードブロック">$renderer =&amp; new Xhwlay_Renderer_Include();</text:p>
      <text:p text:style-name="コードブロック">$config =&amp; new Xhwlay_Config_PHPArray($configP);</text:p>
      <text:p text:style-name="コードブロック"/>
      <text:p text:style-name="コードブロック">// setup "setup" hooks (executed before Xhwlay)</text:p>
      <text:p text:style-name="コードブロック">$h1 =&amp; Xhwlay_Hook::getInstance(XHWLAY_RUNNER_HOOK_SETUP);</text:p>
      <text:p text:style-name="コードブロック">$h1-&gt;pushCallback("demo_hook_setup_session");</text:p>
      <text:p text:style-name="コードブロック"/>
      <text:p text:style-name="コードブロック">// setup "terminate" hooks (executed after Xhwlay)</text:p>
      <text:p text:style-name="コードブロック">$h2 =&amp; Xhwlay_Hook::getInstance(XHWLAY_RUNNER_HOOK_TERMINATE);</text:p>
      <text:p text:style-name="コードブロック">$h2-&gt;pushCallback("demo_hook_terminate");</text:p>
      <text:p text:style-name="コードブロック"/>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text:soft-page-break/>echo $runner-&gt;run();</text:p>
      <text:p text:style-name="コードブロック"/>
      <text:p text:style-name="コードブロック">function demo_hook_setup_session($hook, &amp;$runner) {</text:p>
      <text:p text:style-name="コードブロック"><text:s text:c="4"/>session_start();</text:p>
      <text:p text:style-name="コードブロック"/>
      <text:p text:style-name="コードブロック"><text:s text:c="4"/>// get BCID from session variables.</text:p>
      <text:p text:style-name="コードブロック"><text:s text:c="4"/>$bcid = isset($_SESSION['bcid']) ? $_SESSION['bcid'] : "";</text:p>
      <text:p text:style-name="コードブロック"><text:s text:c="4"/>// get Page from request parameters.</text:p>
      <text:p text:style-name="コードブロック"><text:s text:c="4"/>$page = isset($_REQUEST['_page_']) ? $_REQUEST['_page_'] : "";</text:p>
      <text:p text:style-name="コードブロック"/>
      <text:p text:style-name="コードブロック"><text:s text:c="4"/>Xhwlay_Var::set(XHWLAY_VAR_KEY_BCID, $bcid);</text:p>
      <text:p text:style-name="コードブロック"><text:s text:c="4"/>Xhwlay_Var::set(XHWLAY_VAR_KEY_PAGE, $page);</text:p>
      <text:p text:style-name="コードブロック">}</text:p>
      <text:p text:style-name="コードブロック"/>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 text:c="8"/>$_SESSION['bcid'] = $bcid;</text:p>
      <text:p text:style-name="コードブロック"><text:s text:c="4"/>}</text:p>
      <text:p text:style-name="コードブロック">}</text:p>
      <text:p text:style-name="コードブロック"/>
      <text:p text:style-name="コードブロック">function demo_page_userfunc(&amp;$runner, $page, &amp;$bookmark, $params) {</text:p>
      <text:p text:style-name="コードブロック"><text:s text:c="4"/>$renderer =&amp; $runner-&gt;getRenderer();</text:p>
      <text:p text:style-name="コードブロック"><text:s text:c="4"/>$renderer-&gt;set('page', $page);</text:p>
      <text:p text:style-name="コードブロック"><text:s text:c="4"/>$config =&amp; $runner-&gt;getConfig();</text:p>
      <text:p text:style-name="コードブロック"><text:s text:c="4"/>$bm = $config-&gt;needsBookmark() ? "on" : "off";</text:p>
      <text:p text:style-name="コードブロック"><text:s text:c="4"/>$renderer-&gt;set('bookmark', $bm);</text:p>
      <text:p text:style-name="コードブロック"><text:s text:c="4"/>if ($config-&gt;needsBookmark()) {</text:p>
      <text:p text:style-name="コードブロック"><text:s text:c="8"/>$renderer-&gt;set('bcid', $bookmark-&gt;getContainerId());</text:p>
      <text:p text:style-name="コードブロック"><text:s text:c="4"/>} else {</text:p>
      <text:p text:style-name="コードブロック"><text:s text:c="8"/>$renderer-&gt;set('bcid', '(none)');</text:p>
      <text:p text:style-name="コードブロック"><text:s text:c="4"/>}</text:p>
      <text:p text:style-name="コードブロック"/>
      <text:p text:style-name="コードブロック"><text:soft-page-break/><text:s text:c="4"/>return "templates/pages_default.html";</text:p>
      <text:p text:style-name="コードブロック">}</text:p>
      <text:p text:style-name="コードブロック"/>
      <text:p text:style-name="コードブロック">/**</text:p>
      <text:p text:style-name="コードブロック"><text:s/>* Barrier Example</text:p>
      <text:p text:style-name="コードブロック"><text:s/>*/</text:p>
      <text:p text:style-name="コードブロック">function demo_barrier(&amp;$runner, $current, $next, &amp;$bookmark, $params) {</text:p>
      <text:p text:style-name="コードブロック"><text:s text:c="4"/>return isset($_REQUEST['barrier']) &amp;&amp; $_REQUEST['barrier'] == "pass";</text:p>
      <text:p text:style-name="コードブロック">}</text:p>
      <text:p text:style-name="コードブロック">?&gt;</text:p>
      <text:p text:style-name="Text_20_body">"demo_hook_terminate" is the same source codes as tutorial 1/2.</text:p>
      <text:p text:style-name="Text_20_body">"demo_hook_setup_session" is different.</text:p>
      <text:p text:style-name="Text_20_body">At tutorial1/2, "demo_hook_setup_session" retrieves and set "_event_" variable, but at this tutorial, "_page_".</text:p>
      <text:p text:style-name="Text_20_body">"demo_page_userfunc" simply set basic informations of bookmarks.</text:p>
      <text:p text:style-name="Text_20_body"/>
      <text:p text:style-name="Text_20_body">And here's template/pages_default.html source code:</text:p>
      <text:p text:style-name="コードブロック">&lt;html&gt;</text:p>
      <text:p text:style-name="コードブロック">&lt;body&gt;</text:p>
      <text:p text:style-name="コードブロック">&lt;h1&gt;Page oriented flow example&lt;/h1&gt;</text:p>
      <text:p text:style-name="コードブロック">&lt;ul&gt;</text:p>
      <text:p text:style-name="コードブロック">&lt;li&gt;Current Page : &lt;?php echo $GLOBALS['template']['page']; ?&gt;&lt;/li&gt;</text:p>
      <text:p text:style-name="コードブロック">&lt;li&gt;Bookmark Container ID : &lt;?php echo $GLOBALS['template']['bcid']; ?&gt;&lt;/li&gt;</text:p>
      <text:p text:style-name="コードブロック">&lt;li&gt;Bookmark Mode : &lt;?php echo $GLOBALS['template']['bookmark']; ?&gt;&lt;/li&gt;</text:p>
      <text:p text:style-name="コードブロック">&lt;/ul&gt;</text:p>
      <text:p text:style-name="コードブロック">&lt;ul&gt;</text:p>
      <text:p text:style-name="コードブロック">&lt;li&gt;&lt;a href="&lt;?php echo $_SERVER['SCRIPT_NAME']; ?&gt;"&gt;current&lt;/a&gt;&lt;/li&gt;</text:p>
      <text:p text:style-name="コードブロック">&lt;li&gt;&lt;a href="&lt;?php echo $_SERVER['SCRIPT_NAME']; ?&gt;?_page_=page0"&gt;default&lt;/a&gt;&lt;/li&gt;</text:p>
      <text:p text:style-name="コードブロック">&lt;li&gt;&lt;a href="&lt;?php echo $_SERVER['SCRIPT_NAME']; ?&gt;?_page_=page1"&gt;page 1&lt;/a&gt;&lt;/li&gt;</text:p>
      <text:p text:style-name="コードブロック">&lt;li&gt;&lt;a href="&lt;?php echo $_SERVER['SCRIPT_NAME']; ?&gt;?_page_=page2&amp;barrier=block"&gt;page 2 (Barrier Blocked ... finally, page 1)&lt;/a&gt;&lt;/li&gt;</text:p>
      <text:p text:style-name="コードブロック">&lt;li&gt;&lt;a href="&lt;?php echo $_SERVER['SCRIPT_NAME']; ?&gt;?_page_=page2&amp;barrier=pass"&gt;page 2 (Barrier Pass.)&lt;/a&gt;&lt;/li&gt;</text:p>
      <text:p text:style-name="コードブロック"><text:soft-page-break/>&lt;li&gt;&lt;a href="&lt;?php echo $_SERVER['SCRIPT_NAME']; ?&gt;?_page_=page3"&gt;page 3&lt;/a&gt;&lt;/li&gt;</text:p>
      <text:p text:style-name="コードブロック">&lt;/ul&gt;</text:p>
      <text:p text:style-name="コードブロック">&lt;/body&gt;</text:p>
      <text:p text:style-name="コードブロック">&lt;/html&gt;</text:p>
      <text:p text:style-name="Text_20_body"/>
      <text:p text:style-name="Text_20_body">You can play clicking links.</text:p>
      <text:p text:style-name="Text_20_body"/>
      <text:h text:style-name="Heading_20_3" text:outline-level="3">Barrier actions</text:h>
      <text:p text:style-name="Text_20_body"/>
      <text:p text:style-name="Text_20_body">"demo_barrier" is callback function for <text:span text:style-name="T2">"Barrier"</text:span>.<text:span text:style-name="T1"> </text:span>"Barrier" action is invoked when new page is requested.</text:p>
      <text:p text:style-name="Text_20_body">For example, imagine we are in page1. When new request page is page1, no "Barrier" actions invoke, simply page1's action is invoked.</text:p>
      <text:p text:style-name="Text_20_body">When new request page is "page2", Xhwlay finds out "Barrier" between page1 and page2.<text:span text:style-name="T1"> </text:span>Now, we can find "barrier_sample" is defined, and its callback function is "demo_barrier".</text:p>
      <text:p text:style-name="コードブロック">"page1" =&gt; array(</text:p>
      <text:p text:style-name="コードブロック"><text:s text:c="4"/>"next" =&gt; array(</text:p>
      <text:p text:style-name="コードブロック"><text:s text:c="8"/>"page2" =&gt; "barrier_sample",</text:p>
      <text:p text:style-name="コードブロック"><text:s text:c="8"/>"page0" =&gt; null,</text:p>
      <text:p text:style-name="コードブロック"><text:s text:c="8"/>),</text:p>
      <text:p text:style-name="コードブロック"><text:s text:c="4"/>),</text:p>
      <text:p text:style-name="コードブロック"><text:s text:c="4"/>...</text:p>
      <text:p text:style-name="コードブロック">barrier" =&gt; array(</text:p>
      <text:p text:style-name="コードブロック">"barrier_sample" =&gt; array(</text:p>
      <text:p text:style-name="コードブロック"><text:s text:c="4"/>"user_function" =&gt; "demo_barrier",</text:p>
      <text:p text:style-name="コードブロック"><text:s text:c="4"/>),</text:p>
      <text:p text:style-name="コードブロック">),</text:p>
      <text:p text:style-name="Text_20_body"/>
      <text:p text:style-name="Text_20_body">Then Xhwlay invokes barrier action, "demo_barrier". When its return value is true, then bookmark is updated with "page 2" as current page, and page action of "page2" is invoked.</text:p>
      <text:p text:style-name="P8">Yes, "Barrier" is similar to "Guard".</text:p>
      <text:p text:style-name="Text_20_body"/>
      <text:p text:style-name="Text_20_body">Remember pages_default.html, there are two links like below:</text:p>
      <text:p text:style-name="コードブロック">&lt;li&gt;&lt;a href="&lt;?php echo $_SERVER['SCRIPT_NAME']; ?&gt;?<text:soft-page-break/>_page_=page2&amp;barrier=block"&gt;page 2 (Barrier Blocked ... finally, page 1)&lt;/a&gt;&lt;/li&gt;</text:p>
      <text:p text:style-name="コードブロック">&lt;li&gt;&lt;a href="&lt;?php echo $_SERVER['SCRIPT_NAME']; ?&gt;?_page_=page2&amp;barrier=pass"&gt;page 2 (Barrier Pass.)&lt;/a&gt;&lt;/li&gt;</text:p>
      <text:p text:style-name="Text_20_body"/>
      <text:p text:style-name="Text_20_body">When we are in page 1 and we click <text:span text:style-name="T4">upper</text:span> link, "barrier" request is not "pass", so "demo_barrier" returns false, finally Xhwlay rollbacks to "page1".</text:p>
      <text:p text:style-name="Text_20_body">When <text:span text:style-name="T5">lower</text:span> link is clicked, "barrier" request is "pass", so "demo_barrier" returns true, finally Xhwlay update current page to "page2" and the an action of "page2" is invoked.</text:p>
      <text:p text:style-name="Text_20_body"/>
      <text:h text:style-name="Heading_20_2" text:outline-level="2">"Bookmark-OFF" mode page flow</text:h>
      <text:p text:style-name="Text_20_body"/>
      <text:p text:style-name="Text_20_body">In both "event-driven oriented" and "action-page mapping" page flow, you can invalid all "stateful" features <text:span text:style-name="T2">by setting "off" at "bookmark" value</text:span> of page flow definition.</text:p>
      <text:p text:style-name="Text_20_body"/>
      <text:p text:style-name="コードブロック">$configP = array(</text:p>
      <text:p text:style-name="コードブロック"><text:s text:c="4"/>"story" =&gt; array(</text:p>
      <text:p text:style-name="コードブロック"><text:s text:c="8"/>"name" =&gt; "...",</text:p>
      <text:p text:style-name="コードブロック"><text:s text:c="8"/>"bookmark" =&gt; <text:span text:style-name="T2">"off"</text:span>,</text:p>
      <text:p text:style-name="コードブロック"><text:s text:c="8"/>),</text:p>
      <text:p text:style-name="Text_20_body"/>
      <text:p text:style-name="Text_20_body">If it is set, following features are disabled.</text:p>
      <text:p text:style-name="Text_20_body">- "Guard", "Event", "Barrier" actions</text:p>
      <text:p text:style-name="Text_20_body">- Bookmark Container Storing, Saving, Loading</text:p>
      <text:p text:style-name="Text_20_body">- BCID</text:p>
      <text:p text:style-name="Text_20_body">And, &amp;$bookmark argument of page action will be <text:span text:style-name="T1">null. This</text:span> is called <text:span text:style-name="T2">"Bookmark-OFF" mode</text:span>.</text:p>
      <text:p text:style-name="Text_20_body"/>
      <text:p text:style-name="Text_20_body">"Bookmark-OFF" results that Xhwlay works simple stateless "action-page mapping" controller.</text:p>
      <text:p text:style-name="Text_20_body">Which page action should be invoked is decided only by page parameter in the requests.</text:p>
      <text:p text:style-name="Text_20_body"/>
      <text:h text:style-name="Heading_20_2" text:outline-level="2">Loading Custom Class at runtime</text:h>
      <text:p text:style-name="Text_20_body"/>
      <text:p text:style-name="Text_20_body">In above examples, we only defines various actions as <text:span text:style-name="T2">"user_function"</text:span>.</text:p>
      <text:p text:style-name="Text_20_body">How to use custom class and method ?<text:span text:style-name="T1"> </text:span>The way is shown below:</text:p>
      <text:p text:style-name="コードブロック"><text:soft-page-break/>"page1" =&gt; array(</text:p>
      <text:p text:style-name="コードブロック"><text:s text:c="4"/>"class" =&gt; "Tutorial_PageActions_Page1",</text:p>
      <text:p text:style-name="コードブロック"><text:s text:c="4"/>"method" =&gt; "staticMethod",</text:p>
      <text:p text:style-name="Text_20_body"/>
      <text:p text:style-name="Text_20_body">If both "user_function" and "class", "method" are defined, which will be invoked ?</text:p>
      <text:p text:style-name="Text_20_body">Then, Xhwlay invokes "user_function".</text:p>
      <text:p text:style-name="Text_20_body">1st, Xhwlay find out "user_function" is valid. If valid, Xhwlay invokes "user_function".</text:p>
      <text:p text:style-name="Text_20_body">If not valid, 2nd, Xhwlay find out "class" and "method" is valid. If valid, Xhwlay invokes "class"::"method" (not instantiated).</text:p>
      <text:p text:style-name="Text_20_body"/>
      <text:p text:style-name="Text_20_body">Do we have to write <text:span text:style-name="Source_20_Text">"requre()"</text:span> for each actions preliminarily ?</text:p>
      <text:p text:style-name="Text_20_body">No, we don't have to.</text:p>
      <text:p text:style-name="Text_20_body">Is there any ways to load class files which name is determined by developer's naming rules at runtime?</text:p>
      <text:p text:style-name="Text_20_body">Yes, the way is setting <text:span text:style-name="T2">"classload" hook</text:span> which implements our own auto-loading features.</text:p>
      <text:p text:style-name="Text_20_body"/>
      <text:p text:style-name="Text_20_body">Here's full example implementing these features:</text:p>
      <text:p text:style-name="Text_20_body"/>
      <text:p text:style-name="Text_20_body">page flow:</text:p>
      <text:p text:style-name="コードブロック">$configP = array(</text:p>
      <text:p text:style-name="コードブロック"><text:s text:c="4"/>"story" =&gt; array(</text:p>
      <text:p text:style-name="コードブロック"><text:s text:c="8"/>"name" =&gt; "Page Oriented Example",</text:p>
      <text:p text:style-name="コードブロック"><text:s text:c="8"/>//"bookmark" =&gt; "on",</text:p>
      <text:p text:style-name="コードブロック"><text:s text:c="8"/>"bookmark" =&gt; "off",</text:p>
      <text:p text:style-name="コードブロック"><text:s text:c="8"/>),</text:p>
      <text:p text:style-name="コードブロック"><text:s text:c="4"/>"page" =&gt; array(</text:p>
      <text:p text:style-name="コードブロック"><text:s text:c="8"/>"page3" =&gt; array(</text:p>
      <text:p text:style-name="コードブロック"><text:s text:c="12"/>"class" =&gt; "InnerKlass",</text:p>
      <text:p text:style-name="コードブロック"><text:s text:c="12"/>"method" =&gt; "staticMethod",</text:p>
      <text:p text:style-name="コードブロック"><text:s text:c="12"/>"bookmark" =&gt; "last",</text:p>
      <text:p text:style-name="コードブロック"><text:s text:c="12"/>),</text:p>
      <text:p text:style-name="コードブロック"><text:s text:c="8"/>"page2" =&gt; array(</text:p>
      <text:p text:style-name="コードブロック"><text:s text:c="12"/>"class" =&gt; "Tutorial_PageActions_Page2",</text:p>
      <text:p text:style-name="コードブロック"><text:s text:c="12"/>"method" =&gt; "staticMethod",</text:p>
      <text:p text:style-name="コードブロック"><text:s text:c="12"/>"next" =&gt; array(</text:p>
      <text:p text:style-name="コードブロック"><text:soft-page-break/><text:s text:c="16"/>"page3" =&gt; null,</text:p>
      <text:p text:style-name="コードブロック"><text:s text:c="16"/>"page1" =&gt; null,</text:p>
      <text:p text:style-name="コードブロック"><text:s text:c="16"/>),</text:p>
      <text:p text:style-name="コードブロック"><text:s text:c="12"/>),</text:p>
      <text:p text:style-name="コードブロック"><text:s text:c="8"/>"page1" =&gt; array(</text:p>
      <text:p text:style-name="コードブロック"><text:s text:c="12"/>"class" =&gt; "Tutorial_PageActions_Page1",</text:p>
      <text:p text:style-name="コードブロック"><text:s text:c="12"/>"method" =&gt; "staticMethod",</text:p>
      <text:p text:style-name="コードブロック"><text:s text:c="12"/>"next" =&gt; array(</text:p>
      <text:p text:style-name="コードブロック"><text:s text:c="16"/>"page2" =&gt; "barrier_sample",</text:p>
      <text:p text:style-name="コードブロック"><text:s text:c="16"/>"page0" =&gt; null,</text:p>
      <text:p text:style-name="コードブロック"><text:s text:c="16"/>),</text:p>
      <text:p text:style-name="コードブロック"><text:s text:c="12"/>),</text:p>
      <text:p text:style-name="コードブロック"><text:s text:c="8"/>"*" =&gt; array(</text:p>
      <text:p text:style-name="コードブロック"><text:s text:c="12"/>"user_function" =&gt; "demo_page_userfunc",</text:p>
      <text:p text:style-name="コードブロック"><text:s text:c="12"/>"next" =&gt; array(</text:p>
      <text:p text:style-name="コードブロック"><text:s text:c="16"/>"page1" =&gt; null,</text:p>
      <text:p text:style-name="コードブロック"><text:s text:c="16"/>),</text:p>
      <text:p text:style-name="コードブロック"><text:s text:c="12"/>),</text:p>
      <text:p text:style-name="コードブロック"><text:s text:c="8"/>),</text:p>
      <text:p text:style-name="コードブロック"><text:s text:c="4"/>"barrier" =&gt; array(</text:p>
      <text:p text:style-name="コードブロック"><text:s text:c="8"/>"barrier_sample" =&gt; array(</text:p>
      <text:p text:style-name="コードブロック"><text:s text:c="12"/>"user_function" =&gt; "demo_barrier",</text:p>
      <text:p text:style-name="コードブロック"><text:s text:c="12"/>),</text:p>
      <text:p text:style-name="コードブロック"><text:s text:c="8"/>),</text:p>
      <text:p text:style-name="コードブロック"><text:s text:c="4"/>);</text:p>
      <text:p text:style-name="Text_20_body"/>
      <text:p text:style-name="Text_20_body">Insert this code:</text:p>
      <text:p text:style-name="コードブロック">class InnerKlass</text:p>
      <text:p text:style-name="コードブロック">{</text:p>
      <text:p text:style-name="コードブロック"><text:s text:c="4"/>function staticMethod(&amp;$runner, $page, &amp;$bookmark, $params)</text:p>
      <text:p text:style-name="コードブロック"><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soft-page-break/>}</text:p>
      <text:p text:style-name="コードブロック"/>
      <text:p text:style-name="コードブロック">function demo_hook_classload($hook, $params)</text:p>
      <text:p text:style-name="コードブロック">{</text:p>
      <text:p text:style-name="コードブロック"><text:s text:c="4"/>$__basedir = dirname(__FILE__);</text:p>
      <text:p text:style-name="コードブロック"><text:s text:c="4"/>if (!isset($params['class'])) {</text:p>
      <text:p text:style-name="コードブロック"><text:s text:c="8"/>return;</text:p>
      <text:p text:style-name="コードブロック"><text:s text:c="4"/>}</text:p>
      <text:p text:style-name="コードブロック"><text:s text:c="4"/>$klass = $params['class'];</text:p>
      <text:p text:style-name="コードブロック"><text:s text:c="4"/>// translate PEAR-like class name to actual file path</text:p>
      <text:p text:style-name="コードブロック"><text:s text:c="4"/>$klass = strtr($klass, "_", "/");</text:p>
      <text:p text:style-name="コードブロック"><text:s text:c="4"/>$file = $__basedir . "/classes/" . $klass . ".php";</text:p>
      <text:p text:style-name="コードブロック"><text:s text:c="4"/>if (is_readable($file)) {</text:p>
      <text:p text:style-name="コードブロック"><text:s text:c="8"/>require_once(realpath($file));</text:p>
      <text:p text:style-name="コードブロック"><text:s text:c="4"/>}</text:p>
      <text:p text:style-name="コードブロック">}</text:p>
      <text:p text:style-name="Text_20_body"/>
      <text:p text:style-name="Text_20_body">Okay, we are ready for autoloading "Tutorial/PageActions/Page1.php", and Page2.php.</text:p>
      <text:p text:style-name="Text_20_body">Here's simple implementations of these files.</text:p>
      <text:p text:style-name="Text_20_body"/>
      <text:p text:style-name="Text_20_body">Tutorial/PageActions/Page1.php :</text:p>
      <text:p text:style-name="コードブロック">class Tutorial_PageActions_Page1</text:p>
      <text:p text:style-name="コードブロック">{</text:p>
      <text:p text:style-name="コードブロック"><text:s text:c="4"/>function staticMethod(&amp;$runner, $page, &amp;$bookmark, $params)</text:p>
      <text:p text:style-name="コードブロック"><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p>
      <text:p text:style-name="Text_20_body"/>
      <text:p text:style-name="Text_20_body">Tutorial/PageActions/Page2.php :</text:p>
      <text:p text:style-name="コードブロック">class Tutorial_PageActions_Page2</text:p>
      <text:p text:style-name="コードブロック">{</text:p>
      <text:p text:style-name="コードブロック"><text:s text:c="4"/>function staticMethod(&amp;$runner, $page, &amp;$bookmark, $params)</text:p>
      <text:p text:style-name="コードブロック"><text:soft-page-break/><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p>
      <text:p text:style-name="Text_20_body"/>
      <text:p text:style-name="Text_20_body">Okay, finally, we push demo_hook_classload() to "classload" Hooks.</text:p>
      <text:p text:style-name="Text_20_body">Append two lines like below:</text:p>
      <text:p text:style-name="コードブロック">$h2 =&amp; Xhwlay_Hook::getInstance(XHWLAY_RUNNER_HOOK_TERMINATE);</text:p>
      <text:p text:style-name="コードブロック">$h2-&gt;pushCallback("demo_hook_terminate");</text:p>
      <text:p text:style-name="コードブロック">// add start</text:p>
      <text:p text:style-name="コードブロック">$h3 =&amp; Xhwlay_Hook::getInstance(XHWLAY_RUNNER_HOOK_CLASSLOAD);</text:p>
      <text:p text:style-name="コードブロック">$h3-&gt;pushCallback("demo_hook_classload");</text:p>
      <text:p text:style-name="コードブロック">// add end</text:p>
      <text:p text:style-name="コードブロック"/>
      <text:p text:style-name="コードブロック">$runner =&amp; new Xhwlay_Runner();</text:p>
      <text:p text:style-name="Text_20_body"/>
      <text:h text:style-name="Heading_20_2" text:outline-level="2">End of tutorial</text:h>
      <text:p text:style-name="Text_20_body"/>
      <text:p text:style-name="Text_20_body">Now, we can build our own Xhwlay application.</text:p>
      <text:p text:style-name="Text_20_body">You may want to know more about Xhwlay's funny features like Xhwlay's Hook(Xhwlay_Hook) and Xhwlay_Var.</text:p>
      <text:p text:style-name="Text_20_body">Xhwlay is small, so you can easily hack the internal Xhwlay and above funny features.</text:p>
      <text:p text:style-name="Text_20_body"/>
      <text:p text:style-name="P8">Thank you for selecting Xhwlay.</text:p>
      <text:p text:style-name="Text_20_body"/>
      <text:p text:style-name="Text_20_body">If you are native english speaker and feel anger of the author's bad english, please mail to author: msakamoto-sf at users.sourceforge.net.</text:p>
      <text:p text:style-name="Text_20_body"/>
      <text:p text:style-name="Text_20_body"/>
      <text:p text:style-name="Text_20_body">Copyright(c) 2007 msakamoto-sf@users.sourceforge.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G ゴシックB Sun" svg:font-family="'HG ゴシックB Sun'" style:font-family-generic="modern" style:font-pitch="fixed"/>
    <style:font-face style:name="ＭＳ ゴシック" svg:font-family="'ＭＳ ゴシック'" style:font-adornments="標準"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G 明朝L Sun" svg:font-family="'HG 明朝L 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fo:padding="0cm" fo:border-left="none" fo:border-right="none" fo:border-top="none" fo:border-bottom="0.002cm solid #000000" style:shadow="none">
        <style:background-image/>
      </style:paragraph-properties>
      <style:text-properties fo:font-size="150%"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99cm" fo:margin-right="0cm" fo:text-indent="0cm" style:auto-text-indent="false" style:shadow="non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4cm" fo:margin-right="0cm" fo:text-indent="0cm" style:auto-text-indent="false"/>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6cm" fo:margin-right="0cm" fo:text-indent="0cm" style:auto-text-indent="false"/>
      <style:text-properties fo:font-size="85%"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fo:text-indent="0cm" style:auto-text-indent="false" style:page-number="auto" style:shadow="non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3cm" fo:margin-bottom="0cm" fo:text-indent="0cm" style:auto-text-indent="false">
        <style:tab-stops>
          <style:tab-stop style:position="12.506cm" style:type="right" style:leader-style="dotted" style:leader-text="."/>
        </style:tab-stops>
      </style:paragraph-properties>
    </style:style>
    <style:style style:name="コードブロック" style:family="paragraph" style:parent-style-name="Text_20_body" style:next-style-name="Text_20_body" style:class="text">
      <style:paragraph-properties fo:line-height="0.499cm" fo:padding="0.049cm" fo:border="0.002cm solid #000000" style:shadow="none"/>
      <style:text-properties style:font-name="ＭＳ ゴシック"/>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ＭＳ ゴシック" fo:language="ja" fo:country="JP" style:font-name-asian="HG ゴシックB Sun" style:font-name-complex="HG ゴシックB Sun"/>
    </style:style>
    <text:outline-style>
      <text:outline-level-style text:level="1" style:num-suffix="." style:num-format="1" text:start-value="0">
        <style:list-level-properties text:min-label-distance="0.381cm"/>
      </text:outline-level-style>
      <text:outline-level-style text:level="2" style:num-suffix="." style:num-format="A" text:display-levels="2">
        <style:list-level-properties text:min-label-distance="0.381cm"/>
      </text:outline-level-style>
      <text:outline-level-style text:level="3" style:num-prefix="$" style:num-format="">
        <style:list-level-properties text:min-label-distance="0.381cm"/>
      </text:outline-level-style>
      <text:outline-level-style text:level="4" style:num-prefix="$$"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language-asian="ja" style:country-asian="JP"/>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master-page style:name="本文" style:page-layout-name="pm4">
      <style:footer>
        <text:p text:style-name="P1"><text:page-number text:select-page="current">49</text:page-number><text:span text:style-name="T1"> / </text:span><text:span text:style-name="T1"><text:page-count>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9T11:59:11</meta:creation-date>
    <dc:creator>Jing Feng</dc:creator>
    <dc:date>2008-02-14T17:40:09</dc:date>
    <meta:editing-cycles>75</meta:editing-cycles>
    <meta:editing-duration>PT7H3M0S</meta:editing-duration>
    <meta:user-defined meta:name="Info 1"/>
    <meta:user-defined meta:name="Info 2"/>
    <meta:user-defined meta:name="Info 3"/>
    <meta:user-defined meta:name="Info 4"/>
    <meta:document-statistic meta:table-count="0" meta:image-count="0" meta:object-count="0" meta:page-count="49" meta:paragraph-count="1194" meta:word-count="7821" meta:character-count="57017"/>
  </office:meta>
</office:document-meta>
</file>